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826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2.99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916cm"/>
    </style:style>
    <style:style style:name="co9" style:family="table-column">
      <style:table-column-properties fo:break-before="auto" style:column-width="3.639cm"/>
    </style:style>
    <style:style style:name="co10" style:family="table-column">
      <style:table-column-properties fo:break-before="auto" style:column-width="1.704cm"/>
    </style:style>
    <style:style style:name="co11" style:family="table-column">
      <style:table-column-properties fo:break-before="auto" style:column-width="1.887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3.209cm"/>
    </style:style>
    <style:style style:name="co14" style:family="table-column">
      <style:table-column-properties fo:break-before="auto" style:column-width="23.112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Field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Category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8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9" style:family="table-cell" style:parent-style-name="Default">
      <style:text-properties style:font-name="Arial" style:font-name-asian="Droid Sans" style:font-name-complex="Lohit Hindi"/>
    </style:style>
  </office:automatic-styles>
  <office:body>
    <office:spreadsheet>
      <table:table table:name="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1</text:p>
          </table:table-cell>
          <table:table-cell office:value-type="float" office:value="217.104736328">
            <text:p>217.104736328</text:p>
          </table:table-cell>
          <table:table-cell office:value-type="float" office:value="5.00952148438">
            <text:p>5.0095214844</text:p>
          </table:table-cell>
          <table:table-cell office:value-type="float" office:value="0.021728515625">
            <text:p>0.021728515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6.3999023438">
            <text:p>36.3999023438</text:p>
          </table:table-cell>
          <table:table-cell office:value-type="float" office:value="2.34521484375">
            <text:p>2.3452148438</text:p>
          </table:table-cell>
          <table:table-cell office:value-type="float" office:value="0.008544921875">
            <text:p>0.0085449219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6.4521484375">
            <text:p>36.4521484375</text:p>
          </table:table-cell>
          <table:table-cell office:value-type="float" office:value="2.3671875">
            <text:p>2.3671875</text:p>
          </table:table-cell>
          <table:table-cell office:value-type="float" office:value="0.010986328125">
            <text:p>0.0109863281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6.5322265625">
            <text:p>36.5322265625</text:p>
          </table:table-cell>
          <table:table-cell office:value-type="float" office:value="2.36010742188">
            <text:p>2.3601074219</text:p>
          </table:table-cell>
          <table:table-cell office:value-type="float" office:value="0.006103515625">
            <text:p>0.0061035156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6.376953125">
            <text:p>36.376953125</text:p>
          </table:table-cell>
          <table:table-cell office:value-type="float" office:value="2.36694335938">
            <text:p>2.3669433594</text:p>
          </table:table-cell>
          <table:table-cell office:value-type="float" office:value="0.010498046875">
            <text:p>0.0104980469</text:p>
          </table:table-cell>
          <table:table-cell office:value-type="float" office:value="25">
            <text:p>2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1</text:p>
          </table:table-cell>
          <table:table-cell office:value-type="float" office:value="327.367919922">
            <text:p>327.367919922</text:p>
          </table:table-cell>
          <table:table-cell office:value-type="float" office:value="7.64111328125">
            <text:p>7.6411132813</text:p>
          </table:table-cell>
          <table:table-cell office:value-type="float" office:value="0.032958984375">
            <text:p>0.032958984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65.4521484375">
            <text:p>65.4521484375</text:p>
          </table:table-cell>
          <table:table-cell office:value-type="float" office:value="3.69848632812">
            <text:p>3.6984863281</text:p>
          </table:table-cell>
          <table:table-cell office:value-type="float" office:value="0.017333984375">
            <text:p>0.0173339844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65.6708984375">
            <text:p>65.6708984375</text:p>
          </table:table-cell>
          <table:table-cell office:value-type="float" office:value="3.62451171875">
            <text:p>3.6245117188</text:p>
          </table:table-cell>
          <table:table-cell office:value-type="float" office:value="0.012939453125">
            <text:p>0.0129394531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65.6279296875">
            <text:p>65.6279296875</text:p>
          </table:table-cell>
          <table:table-cell office:value-type="float" office:value="3.63940429688">
            <text:p>3.6394042969</text:p>
          </table:table-cell>
          <table:table-cell office:value-type="float" office:value="0.01806640625">
            <text:p>0.0180664063</text:p>
          </table:table-cell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65.2927246094">
            <text:p>65.2927246094</text:p>
          </table:table-cell>
          <table:table-cell office:value-type="float" office:value="3.64184570312">
            <text:p>3.6418457031</text:p>
          </table:table-cell>
          <table:table-cell office:value-type="float" office:value="0.01513671875">
            <text:p>0.0151367188</text:p>
          </table:table-cell>
          <table:table-cell office:value-type="float" office:value="36">
            <text:p>3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1</text:p>
          </table:table-cell>
          <table:table-cell office:value-type="float" office:value="403.436767578">
            <text:p>403.436767578</text:p>
          </table:table-cell>
          <table:table-cell office:value-type="float" office:value="21.7917480469">
            <text:p>21.7917480469</text:p>
          </table:table-cell>
          <table:table-cell office:value-type="float" office:value="0.08447265625">
            <text:p>0.0844726563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50.5859375">
            <text:p>150.5859375</text:p>
          </table:table-cell>
          <table:table-cell office:value-type="float" office:value="10.7495117188">
            <text:p>10.7495117188</text:p>
          </table:table-cell>
          <table:table-cell office:value-type="float" office:value="0.04296875">
            <text:p>0.0429687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49.578857422">
            <text:p>149.578857422</text:p>
          </table:table-cell>
          <table:table-cell office:value-type="float" office:value="10.7282714844">
            <text:p>10.7282714844</text:p>
          </table:table-cell>
          <table:table-cell office:value-type="float" office:value="0.038330078125">
            <text:p>0.038330078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50.161132812">
            <text:p>150.161132812</text:p>
          </table:table-cell>
          <table:table-cell office:value-type="float" office:value="10.7077636719">
            <text:p>10.7077636719</text:p>
          </table:table-cell>
          <table:table-cell office:value-type="float" office:value="0.0390625">
            <text:p>0.0390625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50.637207031">
            <text:p>150.637207031</text:p>
          </table:table-cell>
          <table:table-cell office:value-type="float" office:value="10.8112792969">
            <text:p>10.8112792969</text:p>
          </table:table-cell>
          <table:table-cell office:value-type="float" office:value="0.048583984375">
            <text:p>0.0485839844</text:p>
          </table:table-cell>
          <table:table-cell office:value-type="float" office:value="105">
            <text:p>10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1</text:p>
          </table:table-cell>
          <table:table-cell office:value-type="float" office:value="1719.33300781">
            <text:p>1719.33300781</text:p>
          </table:table-cell>
          <table:table-cell office:value-type="float" office:value="39.1533203125">
            <text:p>39.1533203125</text:p>
          </table:table-cell>
          <table:table-cell office:value-type="float" office:value="0.141845703125">
            <text:p>0.1418457031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81.776123047">
            <text:p>281.776123047</text:p>
          </table:table-cell>
          <table:table-cell office:value-type="float" office:value="18.7082519531">
            <text:p>18.7082519531</text:p>
          </table:table-cell>
          <table:table-cell office:value-type="float" office:value="0.07080078125">
            <text:p>0.0708007813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81.647949219">
            <text:p>281.647949219</text:p>
          </table:table-cell>
          <table:table-cell office:value-type="float" office:value="18.8527832031">
            <text:p>18.8527832031</text:p>
          </table:table-cell>
          <table:table-cell office:value-type="float" office:value="0.083740234375">
            <text:p>0.0837402344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83.283935547">
            <text:p>283.283935547</text:p>
          </table:table-cell>
          <table:table-cell office:value-type="float" office:value="18.8640136719">
            <text:p>18.8640136719</text:p>
          </table:table-cell>
          <table:table-cell office:value-type="float" office:value="0.0732421875">
            <text:p>0.073242187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83.217041016">
            <text:p>283.217041016</text:p>
          </table:table-cell>
          <table:table-cell office:value-type="float" office:value="18.9418945312">
            <text:p>18.9418945312</text:p>
          </table:table-cell>
          <table:table-cell office:value-type="float" office:value="0.068359375">
            <text:p>0.068359375</text:p>
          </table:table-cell>
          <table:table-cell office:value-type="float" office:value="186">
            <text:p>18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1</text:p>
          </table:table-cell>
          <table:table-cell office:value-type="float" office:value="3071.40576172">
            <text:p>3071.40576172</text:p>
          </table:table-cell>
          <table:table-cell office:value-type="float" office:value="82.0422363281">
            <text:p>82.0422363281</text:p>
          </table:table-cell>
          <table:table-cell office:value-type="float" office:value="0.312255859375">
            <text:p>0.3122558594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83.730957031">
            <text:p>583.730957031</text:p>
          </table:table-cell>
          <table:table-cell office:value-type="float" office:value="40.4516601562">
            <text:p>40.4516601562</text:p>
          </table:table-cell>
          <table:table-cell office:value-type="float" office:value="0.169921875">
            <text:p>0.169921875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80.726806641">
            <text:p>580.726806641</text:p>
          </table:table-cell>
          <table:table-cell office:value-type="float" office:value="40.1921386719">
            <text:p>40.1921386719</text:p>
          </table:table-cell>
          <table:table-cell office:value-type="float" office:value="0.161865234375">
            <text:p>0.1618652344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80.045898438">
            <text:p>580.045898438</text:p>
          </table:table-cell>
          <table:table-cell office:value-type="float" office:value="40.0673828125">
            <text:p>40.0673828125</text:p>
          </table:table-cell>
          <table:table-cell office:value-type="float" office:value="0.161865234375">
            <text:p>0.1618652344</text:p>
          </table:table-cell>
          <table:table-cell office:value-type="float" office:value="399">
            <text:p>3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81.047851562">
            <text:p>581.047851562</text:p>
          </table:table-cell>
          <table:table-cell office:value-type="float" office:value="40.1516113281">
            <text:p>40.1516113281</text:p>
          </table:table-cell>
          <table:table-cell office:value-type="float" office:value="0.14404296875">
            <text:p>0.1440429688</text:p>
          </table:table-cell>
          <table:table-cell office:value-type="float" office:value="399">
            <text:p>399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1</text:p>
          </table:table-cell>
          <table:table-cell office:value-type="float" office:value="3623.39013672">
            <text:p>3623.39013672</text:p>
          </table:table-cell>
          <table:table-cell office:value-type="float" office:value="166.318603516">
            <text:p>166.318603516</text:p>
          </table:table-cell>
          <table:table-cell office:value-type="float" office:value="0.642333984375">
            <text:p>0.6423339844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149.37304688">
            <text:p>1149.37304688</text:p>
          </table:table-cell>
          <table:table-cell office:value-type="float" office:value="79.015625">
            <text:p>79.015625</text:p>
          </table:table-cell>
          <table:table-cell office:value-type="float" office:value="0.27294921875">
            <text:p>0.2729492188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151.8269043">
            <text:p>1151.8269043</text:p>
          </table:table-cell>
          <table:table-cell office:value-type="float" office:value="79.4870605469">
            <text:p>79.4870605469</text:p>
          </table:table-cell>
          <table:table-cell office:value-type="float" office:value="0.29833984375">
            <text:p>0.2983398438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148.0637207">
            <text:p>1148.0637207</text:p>
          </table:table-cell>
          <table:table-cell office:value-type="float" office:value="78.9709472656">
            <text:p>78.9709472656</text:p>
          </table:table-cell>
          <table:table-cell office:value-type="float" office:value="0.3046875">
            <text:p>0.3046875</text:p>
          </table:table-cell>
          <table:table-cell office:value-type="float" office:value="785">
            <text:p>785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151.23022461">
            <text:p>1151.23022461</text:p>
          </table:table-cell>
          <table:table-cell office:value-type="float" office:value="79.2177734375">
            <text:p>79.2177734375</text:p>
          </table:table-cell>
          <table:table-cell office:value-type="float" office:value="0.319580078125">
            <text:p>0.3195800781</text:p>
          </table:table-cell>
          <table:table-cell office:value-type="float" office:value="785">
            <text:p>785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1</text:p>
          </table:table-cell>
          <table:table-cell office:value-type="float" office:value="8046.27001953">
            <text:p>8046.27001953</text:p>
          </table:table-cell>
          <table:table-cell office:value-type="float" office:value="310.773681641">
            <text:p>310.773681641</text:p>
          </table:table-cell>
          <table:table-cell office:value-type="float" office:value="1.22973632812">
            <text:p>1.2297363281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43.01416016">
            <text:p>2243.01416016</text:p>
          </table:table-cell>
          <table:table-cell office:value-type="float" office:value="147.329345703">
            <text:p>147.329345703</text:p>
          </table:table-cell>
          <table:table-cell office:value-type="float" office:value="0.556884765625">
            <text:p>0.5568847656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248.14208984">
            <text:p>2248.14208984</text:p>
          </table:table-cell>
          <table:table-cell office:value-type="float" office:value="148.180908203">
            <text:p>148.180908203</text:p>
          </table:table-cell>
          <table:table-cell office:value-type="float" office:value="0.560546875">
            <text:p>0.560546875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244.84204102">
            <text:p>2244.84204102</text:p>
          </table:table-cell>
          <table:table-cell office:value-type="float" office:value="147.947509766">
            <text:p>147.947509766</text:p>
          </table:table-cell>
          <table:table-cell office:value-type="float" office:value="0.60205078125">
            <text:p>0.6020507813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241.00390625">
            <text:p>2241.00390625</text:p>
          </table:table-cell>
          <table:table-cell office:value-type="float" office:value="147.543701172">
            <text:p>147.543701172</text:p>
          </table:table-cell>
          <table:table-cell office:value-type="float" office:value="0.61669921875">
            <text:p>0.6166992188</text:p>
          </table:table-cell>
          <table:table-cell office:value-type="float" office:value="1493">
            <text:p>1493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1</text:p>
          </table:table-cell>
          <table:table-cell office:value-type="float" office:value="45230.4328613">
            <text:p>45230.4328613</text:p>
          </table:table-cell>
          <table:table-cell office:value-type="float" office:value="628.931640625">
            <text:p>628.931640625</text:p>
          </table:table-cell>
          <table:table-cell office:value-type="float" office:value="2.43139648438">
            <text:p>2.4313964844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4556.77587891">
            <text:p>4556.77587891</text:p>
          </table:table-cell>
          <table:table-cell office:value-type="float" office:value="306.521240234">
            <text:p>306.521240234</text:p>
          </table:table-cell>
          <table:table-cell office:value-type="float" office:value="1.16918945312">
            <text:p>1.1691894531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557.30688477">
            <text:p>4557.30688477</text:p>
          </table:table-cell>
          <table:table-cell office:value-type="float" office:value="307.349853516">
            <text:p>307.349853516</text:p>
          </table:table-cell>
          <table:table-cell office:value-type="float" office:value="1.21044921875">
            <text:p>1.2104492188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548.25">
            <text:p>4548.25</text:p>
          </table:table-cell>
          <table:table-cell office:value-type="float" office:value="305.633056641">
            <text:p>305.633056641</text:p>
          </table:table-cell>
          <table:table-cell office:value-type="float" office:value="1.22827148438">
            <text:p>1.2282714844</text:p>
          </table:table-cell>
          <table:table-cell office:value-type="float" office:value="3056">
            <text:p>3056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548.56396484">
            <text:p>4548.56396484</text:p>
          </table:table-cell>
          <table:table-cell office:value-type="float" office:value="306.195800781">
            <text:p>306.195800781</text:p>
          </table:table-cell>
          <table:table-cell office:value-type="float" office:value="1.2587890625">
            <text:p>1.2587890625</text:p>
          </table:table-cell>
          <table:table-cell office:value-type="float" office:value="3056">
            <text:p>3056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1</text:p>
          </table:table-cell>
          <table:table-cell office:value-type="float" office:value="121292.028809">
            <text:p>121292.028809</text:p>
          </table:table-cell>
          <table:table-cell office:value-type="float" office:value="1222.17114258">
            <text:p>1222.17114258</text:p>
          </table:table-cell>
          <table:table-cell office:value-type="float" office:value="4.7021484375">
            <text:p>4.7021484375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9044.14892578">
            <text:p>9044.14892578</text:p>
          </table:table-cell>
          <table:table-cell office:value-type="float" office:value="598.521484375">
            <text:p>598.521484375</text:p>
          </table:table-cell>
          <table:table-cell office:value-type="float" office:value="2.36572265625">
            <text:p>2.3657226563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63.50097656">
            <text:p>8963.50097656</text:p>
          </table:table-cell>
          <table:table-cell office:value-type="float" office:value="593.684814453">
            <text:p>593.684814453</text:p>
          </table:table-cell>
          <table:table-cell office:value-type="float" office:value="2.42700195312">
            <text:p>2.4270019531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21.83300781">
            <text:p>9021.83300781</text:p>
          </table:table-cell>
          <table:table-cell office:value-type="float" office:value="598.214355469">
            <text:p>598.214355469</text:p>
          </table:table-cell>
          <table:table-cell office:value-type="float" office:value="2.21923828125">
            <text:p>2.2192382813</text:p>
          </table:table-cell>
          <table:table-cell office:value-type="float" office:value="5973">
            <text:p>5973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8975.62304688">
            <text:p>8975.62304688</text:p>
          </table:table-cell>
          <table:table-cell office:value-type="float" office:value="596.287597656">
            <text:p>596.287597656</text:p>
          </table:table-cell>
          <table:table-cell office:value-type="float" office:value="2.36499023438">
            <text:p>2.3649902344</text:p>
          </table:table-cell>
          <table:table-cell office:value-type="float" office:value="5973">
            <text:p>5973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1</text:p>
          </table:table-cell>
          <table:table-cell office:value-type="float" office:value="280893.802734">
            <text:p>280893.802734</text:p>
          </table:table-cell>
          <table:table-cell office:value-type="float" office:value="2531.65136719">
            <text:p>2531.65136719</text:p>
          </table:table-cell>
          <table:table-cell office:value-type="float" office:value="9.32666015625">
            <text:p>9.3266601563</text:p>
          </table:table-cell>
          <table:table-cell office:value-type="float" office:value="12199">
            <text:p>121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8209.8527832">
            <text:p>18209.8527832</text:p>
          </table:table-cell>
          <table:table-cell office:value-type="float" office:value="1230.94140625">
            <text:p>1230.94140625</text:p>
          </table:table-cell>
          <table:table-cell office:value-type="float" office:value="4.75415039062">
            <text:p>4.7541503906</text:p>
          </table:table-cell>
          <table:table-cell office:value-type="float" office:value="12199">
            <text:p>121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8165.5317383">
            <text:p>18165.5317383</text:p>
          </table:table-cell>
          <table:table-cell office:value-type="float" office:value="1227.09716797">
            <text:p>1227.09716797</text:p>
          </table:table-cell>
          <table:table-cell office:value-type="float" office:value="4.61157226562">
            <text:p>4.6115722656</text:p>
          </table:table-cell>
          <table:table-cell office:value-type="float" office:value="12199">
            <text:p>121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8260.1098633">
            <text:p>18260.1098633</text:p>
          </table:table-cell>
          <table:table-cell office:value-type="float" office:value="1230.1418457">
            <text:p>1230.1418457</text:p>
          </table:table-cell>
          <table:table-cell office:value-type="float" office:value="4.66674804688">
            <text:p>4.6667480469</text:p>
          </table:table-cell>
          <table:table-cell office:value-type="float" office:value="12199">
            <text:p>1219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8323.3410645">
            <text:p>18323.3410645</text:p>
          </table:table-cell>
          <table:table-cell office:value-type="float" office:value="1239.07983398">
            <text:p>1239.07983398</text:p>
          </table:table-cell>
          <table:table-cell office:value-type="float" office:value="4.81323242188">
            <text:p>4.8132324219</text:p>
          </table:table-cell>
          <table:table-cell office:value-type="float" office:value="12199">
            <text:p>12199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1</text:p>
          </table:table-cell>
          <table:table-cell office:value-type="float" office:value="731447.266846">
            <text:p>731447.266846</text:p>
          </table:table-cell>
          <table:table-cell office:value-type="float" office:value="3358.30273438">
            <text:p>3358.30273438</text:p>
          </table:table-cell>
          <table:table-cell office:value-type="float" office:value="12.6472167969">
            <text:p>12.6472167969</text:p>
          </table:table-cell>
          <table:table-cell office:value-type="float" office:value="24059">
            <text:p>2405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6929.7529297">
            <text:p>36929.7529297</text:p>
          </table:table-cell>
          <table:table-cell office:value-type="float" office:value="2459.88061523">
            <text:p>2459.88061523</text:p>
          </table:table-cell>
          <table:table-cell office:value-type="float" office:value="9.4384765625">
            <text:p>9.4384765625</text:p>
          </table:table-cell>
          <table:table-cell office:value-type="float" office:value="24059">
            <text:p>2405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6548.5839844">
            <text:p>36548.5839844</text:p>
          </table:table-cell>
          <table:table-cell office:value-type="float" office:value="2451.12573242">
            <text:p>2451.12573242</text:p>
          </table:table-cell>
          <table:table-cell office:value-type="float" office:value="9.35888671875">
            <text:p>9.3588867188</text:p>
          </table:table-cell>
          <table:table-cell office:value-type="float" office:value="24059">
            <text:p>2405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6459.4467773">
            <text:p>36459.4467773</text:p>
          </table:table-cell>
          <table:table-cell office:value-type="float" office:value="2438.44335938">
            <text:p>2438.44335938</text:p>
          </table:table-cell>
          <table:table-cell office:value-type="float" office:value="9.48022460938">
            <text:p>9.4802246094</text:p>
          </table:table-cell>
          <table:table-cell office:value-type="float" office:value="24059">
            <text:p>2405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7034.8779297">
            <text:p>37034.8779297</text:p>
          </table:table-cell>
          <table:table-cell office:value-type="float" office:value="2460.82128906">
            <text:p>2460.82128906</text:p>
          </table:table-cell>
          <table:table-cell office:value-type="float" office:value="9.52685546875">
            <text:p>9.5268554688</text:p>
          </table:table-cell>
          <table:table-cell office:value-type="float" office:value="24059">
            <text:p>24059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1</text:p>
          </table:table-cell>
          <table:table-cell office:value-type="float" office:value="1850687.60889">
            <text:p>1850687.60889</text:p>
          </table:table-cell>
          <table:table-cell office:value-type="float" office:value="5060.27441406">
            <text:p>5060.27441406</text:p>
          </table:table-cell>
          <table:table-cell office:value-type="float" office:value="19.5324707031">
            <text:p>19.5324707031</text:p>
          </table:table-cell>
          <table:table-cell office:value-type="float" office:value="48440">
            <text:p>48440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92841.7211914">
            <text:p>92841.7211914</text:p>
          </table:table-cell>
          <table:table-cell office:value-type="float" office:value="4917.06567383">
            <text:p>4917.06567383</text:p>
          </table:table-cell>
          <table:table-cell office:value-type="float" office:value="19.2553710938">
            <text:p>19.2553710938</text:p>
          </table:table-cell>
          <table:table-cell office:value-type="float" office:value="48440">
            <text:p>48440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76072.8366699">
            <text:p>76072.8366699</text:p>
          </table:table-cell>
          <table:table-cell office:value-type="float" office:value="4902.01879883">
            <text:p>4902.01879883</text:p>
          </table:table-cell>
          <table:table-cell office:value-type="float" office:value="19.7233886719">
            <text:p>19.7233886719</text:p>
          </table:table-cell>
          <table:table-cell office:value-type="float" office:value="48440">
            <text:p>48440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73397.3710938">
            <text:p>73397.3710938</text:p>
          </table:table-cell>
          <table:table-cell office:value-type="float" office:value="4916.81298828">
            <text:p>4916.81298828</text:p>
          </table:table-cell>
          <table:table-cell office:value-type="float" office:value="19.0852050781">
            <text:p>19.0852050781</text:p>
          </table:table-cell>
          <table:table-cell office:value-type="float" office:value="48440">
            <text:p>48440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72729.7939453">
            <text:p>72729.7939453</text:p>
          </table:table-cell>
          <table:table-cell office:value-type="float" office:value="4894.34741211">
            <text:p>4894.34741211</text:p>
          </table:table-cell>
          <table:table-cell office:value-type="float" office:value="18.435546875">
            <text:p>18.435546875</text:p>
          </table:table-cell>
          <table:table-cell office:value-type="float" office:value="48440">
            <text:p>48440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1</text:p>
          </table:table-cell>
          <table:table-cell office:value-type="float" office:value="3914621.29785">
            <text:p>3914621.29785</text:p>
          </table:table-cell>
          <table:table-cell office:value-type="float" office:value="17833.9719238">
            <text:p>17833.9719238</text:p>
          </table:table-cell>
          <table:table-cell office:value-type="float" office:value="67.111328125">
            <text:p>67.111328125</text:p>
          </table:table-cell>
          <table:table-cell office:value-type="float" office:value="96752">
            <text:p>96752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4685.420166">
            <text:p>154685.420166</text:p>
          </table:table-cell>
          <table:table-cell office:value-type="float" office:value="9962.76879883">
            <text:p>9962.76879883</text:p>
          </table:table-cell>
          <table:table-cell office:value-type="float" office:value="38.4958496094">
            <text:p>38.4958496094</text:p>
          </table:table-cell>
          <table:table-cell office:value-type="float" office:value="96752">
            <text:p>96752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46332.166992">
            <text:p>146332.166992</text:p>
          </table:table-cell>
          <table:table-cell office:value-type="float" office:value="9894.38110352">
            <text:p>9894.38110352</text:p>
          </table:table-cell>
          <table:table-cell office:value-type="float" office:value="37.5539550781">
            <text:p>37.5539550781</text:p>
          </table:table-cell>
          <table:table-cell office:value-type="float" office:value="96752">
            <text:p>96752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46250.220215">
            <text:p>146250.220215</text:p>
          </table:table-cell>
          <table:table-cell office:value-type="float" office:value="9886.18994141">
            <text:p>9886.18994141</text:p>
          </table:table-cell>
          <table:table-cell office:value-type="float" office:value="38.4860839844">
            <text:p>38.4860839844</text:p>
          </table:table-cell>
          <table:table-cell office:value-type="float" office:value="96752">
            <text:p>96752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46539.866943">
            <text:p>146539.866943</text:p>
          </table:table-cell>
          <table:table-cell office:value-type="float" office:value="9946.12866211">
            <text:p>9946.12866211</text:p>
          </table:table-cell>
          <table:table-cell office:value-type="float" office:value="37.7133789062">
            <text:p>37.7133789062</text:p>
          </table:table-cell>
          <table:table-cell office:value-type="float" office:value="96752">
            <text:p>96752</text:p>
          </table:table-cell>
        </table:table-row>
        <table:table-row table:style-name="ro2" table:visibility="filter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1</text:p>
          </table:table-cell>
          <table:table-cell office:value-type="float" office:value="9119623.68701">
            <text:p>9119623.68701</text:p>
          </table:table-cell>
          <table:table-cell office:value-type="float" office:value="33621.331543">
            <text:p>33621.331543</text:p>
          </table:table-cell>
          <table:table-cell office:value-type="float" office:value="126.577148438">
            <text:p>126.577148438</text:p>
          </table:table-cell>
          <table:table-cell office:value-type="float" office:value="193439">
            <text:p>19343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483702.12598">
            <text:p>7483702.12598</text:p>
          </table:table-cell>
          <table:table-cell office:value-type="float" office:value="38133.3703613">
            <text:p>38133.3703613</text:p>
          </table:table-cell>
          <table:table-cell office:value-type="float" office:value="138.763427734">
            <text:p>138.763427734</text:p>
          </table:table-cell>
          <table:table-cell office:value-type="float" office:value="193439">
            <text:p>19343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535465.10303">
            <text:p>7535465.10303</text:p>
          </table:table-cell>
          <table:table-cell office:value-type="float" office:value="38341.9326172">
            <text:p>38341.9326172</text:p>
          </table:table-cell>
          <table:table-cell office:value-type="float" office:value="144.332763672">
            <text:p>144.332763672</text:p>
          </table:table-cell>
          <table:table-cell office:value-type="float" office:value="193439">
            <text:p>193439</text:p>
          </table:table-cell>
        </table:table-row>
        <table:table-row table:style-name="ro2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499702.41406">
            <text:p>7499702.41406</text:p>
          </table:table-cell>
          <table:table-cell office:value-type="float" office:value="37045.0354004">
            <text:p>37045.0354004</text:p>
          </table:table-cell>
          <table:table-cell office:value-type="float" office:value="144.334228516">
            <text:p>144.334228516</text:p>
          </table:table-cell>
          <table:table-cell office:value-type="float" office:value="193439">
            <text:p>193439</text:p>
          </table:table-cell>
        </table:table-row>
      </table:table>
      <table:table table:name="RefineA" table:style-name="ta1">
        <table:table-column table:style-name="co7" table:number-columns-repeated="9" table:default-cell-style-name="Default"/>
        <table:table-row table:style-name="ro1">
          <table:table-cell office:value-type="string">
            <text:p>Phrase</text:p>
          </table:table-cell>
          <table:table-cell office:value-type="string">
            <text:p>Structure</text:p>
          </table:table-cell>
          <table:table-cell office:value-type="string">
            <text:p>Workload</text:p>
          </table:table-cell>
          <table:table-cell office:value-type="string">
            <text:p>Loop</text:p>
          </table:table-cell>
          <table:table-cell office:value-type="string">
            <text:p>Processing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office:value-type="string">
            <text:p>Results</text:p>
          </table:table-cell>
          <table:table-cell office:value-type="string">
            <text:p>Traversal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2</text:p>
          </table:table-cell>
          <table:table-cell office:value-type="float" office:value="36.3999023438">
            <text:p>36.3999023438</text:p>
          </table:table-cell>
          <table:table-cell office:value-type="float" office:value="2.34521484375">
            <text:p>2.3452148438</text:p>
          </table:table-cell>
          <table:table-cell office:value-type="float" office:value="0.008544921875">
            <text:p>0.0085449219</text:p>
          </table:table-cell>
          <table:table-cell office:value-type="float" office:value="25">
            <text:p>25</text:p>
          </table:table-cell>
          <table:table-cell table:formula="of:=[.E2]-(SUM([.F2];[.G2]))" office:value-type="float" office:value="34.046142578175">
            <text:p>34.046142578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3</text:p>
          </table:table-cell>
          <table:table-cell office:value-type="float" office:value="36.4521484375">
            <text:p>36.4521484375</text:p>
          </table:table-cell>
          <table:table-cell office:value-type="float" office:value="2.3671875">
            <text:p>2.3671875</text:p>
          </table:table-cell>
          <table:table-cell office:value-type="float" office:value="0.010986328125">
            <text:p>0.0109863281</text:p>
          </table:table-cell>
          <table:table-cell office:value-type="float" office:value="25">
            <text:p>25</text:p>
          </table:table-cell>
          <table:table-cell table:formula="of:=[.E3]-(SUM([.F3];[.G3]))" office:value-type="float" office:value="34.073974609375">
            <text:p>34.073974609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4</text:p>
          </table:table-cell>
          <table:table-cell office:value-type="float" office:value="36.5322265625">
            <text:p>36.5322265625</text:p>
          </table:table-cell>
          <table:table-cell office:value-type="float" office:value="2.36010742188">
            <text:p>2.3601074219</text:p>
          </table:table-cell>
          <table:table-cell office:value-type="float" office:value="0.006103515625">
            <text:p>0.0061035156</text:p>
          </table:table-cell>
          <table:table-cell office:value-type="float" office:value="25">
            <text:p>25</text:p>
          </table:table-cell>
          <table:table-cell table:formula="of:=[.E4]-(SUM([.F4];[.G4]))" office:value-type="float" office:value="34.166015624995">
            <text:p>34.16601562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</text:p>
          </table:table-cell>
          <table:table-cell office:value-type="string">
            <text:p>l5</text:p>
          </table:table-cell>
          <table:table-cell office:value-type="float" office:value="36.376953125">
            <text:p>36.376953125</text:p>
          </table:table-cell>
          <table:table-cell office:value-type="float" office:value="2.36694335938">
            <text:p>2.3669433594</text:p>
          </table:table-cell>
          <table:table-cell office:value-type="float" office:value="0.010498046875">
            <text:p>0.0104980469</text:p>
          </table:table-cell>
          <table:table-cell office:value-type="float" office:value="25">
            <text:p>25</text:p>
          </table:table-cell>
          <table:table-cell table:formula="of:=[.E5]-(SUM([.F5];[.G5]))" office:value-type="float" office:value="33.999511718745">
            <text:p>33.9995117187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2</text:p>
          </table:table-cell>
          <table:table-cell office:value-type="float" office:value="65.4521484375">
            <text:p>65.4521484375</text:p>
          </table:table-cell>
          <table:table-cell office:value-type="float" office:value="3.69848632812">
            <text:p>3.6984863281</text:p>
          </table:table-cell>
          <table:table-cell office:value-type="float" office:value="0.017333984375">
            <text:p>0.0173339844</text:p>
          </table:table-cell>
          <table:table-cell office:value-type="float" office:value="36">
            <text:p>36</text:p>
          </table:table-cell>
          <table:table-cell table:formula="of:=[.E6]-(SUM([.F6];[.G6]))" office:value-type="float" office:value="61.736328125005">
            <text:p>61.73632812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3</text:p>
          </table:table-cell>
          <table:table-cell office:value-type="float" office:value="65.6708984375">
            <text:p>65.6708984375</text:p>
          </table:table-cell>
          <table:table-cell office:value-type="float" office:value="3.62451171875">
            <text:p>3.6245117188</text:p>
          </table:table-cell>
          <table:table-cell office:value-type="float" office:value="0.012939453125">
            <text:p>0.0129394531</text:p>
          </table:table-cell>
          <table:table-cell office:value-type="float" office:value="36">
            <text:p>36</text:p>
          </table:table-cell>
          <table:table-cell table:formula="of:=[.E7]-(SUM([.F7];[.G7]))" office:value-type="float" office:value="62.033447265625">
            <text:p>62.033447265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4</text:p>
          </table:table-cell>
          <table:table-cell office:value-type="float" office:value="65.6279296875">
            <text:p>65.6279296875</text:p>
          </table:table-cell>
          <table:table-cell office:value-type="float" office:value="3.63940429688">
            <text:p>3.6394042969</text:p>
          </table:table-cell>
          <table:table-cell office:value-type="float" office:value="0.01806640625">
            <text:p>0.0180664063</text:p>
          </table:table-cell>
          <table:table-cell office:value-type="float" office:value="36">
            <text:p>36</text:p>
          </table:table-cell>
          <table:table-cell table:formula="of:=[.E8]-(SUM([.F8];[.G8]))" office:value-type="float" office:value="61.97045898437">
            <text:p>61.970458984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2</text:p>
          </table:table-cell>
          <table:table-cell office:value-type="string">
            <text:p>l5</text:p>
          </table:table-cell>
          <table:table-cell office:value-type="float" office:value="65.2927246094">
            <text:p>65.2927246094</text:p>
          </table:table-cell>
          <table:table-cell office:value-type="float" office:value="3.64184570312">
            <text:p>3.6418457031</text:p>
          </table:table-cell>
          <table:table-cell office:value-type="float" office:value="0.01513671875">
            <text:p>0.0151367188</text:p>
          </table:table-cell>
          <table:table-cell office:value-type="float" office:value="36">
            <text:p>36</text:p>
          </table:table-cell>
          <table:table-cell table:formula="of:=[.E9]-(SUM([.F9];[.G9]))" office:value-type="float" office:value="61.63574218753">
            <text:p>61.635742187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2</text:p>
          </table:table-cell>
          <table:table-cell office:value-type="float" office:value="150.5859375">
            <text:p>150.5859375</text:p>
          </table:table-cell>
          <table:table-cell office:value-type="float" office:value="10.7495117188">
            <text:p>10.7495117188</text:p>
          </table:table-cell>
          <table:table-cell office:value-type="float" office:value="0.04296875">
            <text:p>0.04296875</text:p>
          </table:table-cell>
          <table:table-cell office:value-type="float" office:value="105">
            <text:p>105</text:p>
          </table:table-cell>
          <table:table-cell table:formula="of:=[.E10]-(SUM([.F10];[.G10]))" office:value-type="float" office:value="139.7934570312">
            <text:p>139.793457031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3</text:p>
          </table:table-cell>
          <table:table-cell office:value-type="float" office:value="149.578857422">
            <text:p>149.578857422</text:p>
          </table:table-cell>
          <table:table-cell office:value-type="float" office:value="10.7282714844">
            <text:p>10.7282714844</text:p>
          </table:table-cell>
          <table:table-cell office:value-type="float" office:value="0.038330078125">
            <text:p>0.0383300781</text:p>
          </table:table-cell>
          <table:table-cell office:value-type="float" office:value="105">
            <text:p>105</text:p>
          </table:table-cell>
          <table:table-cell table:formula="of:=[.E11]-(SUM([.F11];[.G11]))" office:value-type="float" office:value="138.812255859475">
            <text:p>138.812255859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4</text:p>
          </table:table-cell>
          <table:table-cell office:value-type="float" office:value="150.161132812">
            <text:p>150.161132812</text:p>
          </table:table-cell>
          <table:table-cell office:value-type="float" office:value="10.7077636719">
            <text:p>10.7077636719</text:p>
          </table:table-cell>
          <table:table-cell office:value-type="float" office:value="0.0390625">
            <text:p>0.0390625</text:p>
          </table:table-cell>
          <table:table-cell office:value-type="float" office:value="105">
            <text:p>105</text:p>
          </table:table-cell>
          <table:table-cell table:formula="of:=[.E12]-(SUM([.F12];[.G12]))" office:value-type="float" office:value="139.4143066401">
            <text:p>139.414306640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3</text:p>
          </table:table-cell>
          <table:table-cell office:value-type="string">
            <text:p>l5</text:p>
          </table:table-cell>
          <table:table-cell office:value-type="float" office:value="150.637207031">
            <text:p>150.637207031</text:p>
          </table:table-cell>
          <table:table-cell office:value-type="float" office:value="10.8112792969">
            <text:p>10.8112792969</text:p>
          </table:table-cell>
          <table:table-cell office:value-type="float" office:value="0.048583984375">
            <text:p>0.0485839844</text:p>
          </table:table-cell>
          <table:table-cell office:value-type="float" office:value="105">
            <text:p>105</text:p>
          </table:table-cell>
          <table:table-cell table:formula="of:=[.E13]-(SUM([.F13];[.G13]))" office:value-type="float" office:value="139.777343749725">
            <text:p>139.7773437497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2</text:p>
          </table:table-cell>
          <table:table-cell office:value-type="float" office:value="281.776123047">
            <text:p>281.776123047</text:p>
          </table:table-cell>
          <table:table-cell office:value-type="float" office:value="18.7082519531">
            <text:p>18.7082519531</text:p>
          </table:table-cell>
          <table:table-cell office:value-type="float" office:value="0.07080078125">
            <text:p>0.0708007813</text:p>
          </table:table-cell>
          <table:table-cell office:value-type="float" office:value="186">
            <text:p>186</text:p>
          </table:table-cell>
          <table:table-cell table:formula="of:=[.E14]-(SUM([.F14];[.G14]))" office:value-type="float" office:value="262.99707031265">
            <text:p>262.9970703127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3</text:p>
          </table:table-cell>
          <table:table-cell office:value-type="float" office:value="281.647949219">
            <text:p>281.647949219</text:p>
          </table:table-cell>
          <table:table-cell office:value-type="float" office:value="18.8527832031">
            <text:p>18.8527832031</text:p>
          </table:table-cell>
          <table:table-cell office:value-type="float" office:value="0.083740234375">
            <text:p>0.0837402344</text:p>
          </table:table-cell>
          <table:table-cell office:value-type="float" office:value="186">
            <text:p>186</text:p>
          </table:table-cell>
          <table:table-cell table:formula="of:=[.E15]-(SUM([.F15];[.G15]))" office:value-type="float" office:value="262.711425781525">
            <text:p>262.711425781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4</text:p>
          </table:table-cell>
          <table:table-cell office:value-type="float" office:value="283.283935547">
            <text:p>283.283935547</text:p>
          </table:table-cell>
          <table:table-cell office:value-type="float" office:value="18.8640136719">
            <text:p>18.8640136719</text:p>
          </table:table-cell>
          <table:table-cell office:value-type="float" office:value="0.0732421875">
            <text:p>0.0732421875</text:p>
          </table:table-cell>
          <table:table-cell office:value-type="float" office:value="186">
            <text:p>186</text:p>
          </table:table-cell>
          <table:table-cell table:formula="of:=[.E16]-(SUM([.F16];[.G16]))" office:value-type="float" office:value="264.3466796876">
            <text:p>264.346679687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4</text:p>
          </table:table-cell>
          <table:table-cell office:value-type="string">
            <text:p>l5</text:p>
          </table:table-cell>
          <table:table-cell office:value-type="float" office:value="283.217041016">
            <text:p>283.217041016</text:p>
          </table:table-cell>
          <table:table-cell office:value-type="float" office:value="18.9418945312">
            <text:p>18.9418945312</text:p>
          </table:table-cell>
          <table:table-cell office:value-type="float" office:value="0.068359375">
            <text:p>0.068359375</text:p>
          </table:table-cell>
          <table:table-cell office:value-type="float" office:value="186">
            <text:p>186</text:p>
          </table:table-cell>
          <table:table-cell table:formula="of:=[.E17]-(SUM([.F17];[.G17]))" office:value-type="float" office:value="264.2067871098">
            <text:p>264.2067871098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2</text:p>
          </table:table-cell>
          <table:table-cell office:value-type="float" office:value="583.730957031">
            <text:p>583.730957031</text:p>
          </table:table-cell>
          <table:table-cell office:value-type="float" office:value="40.4516601562">
            <text:p>40.4516601562</text:p>
          </table:table-cell>
          <table:table-cell office:value-type="float" office:value="0.169921875">
            <text:p>0.169921875</text:p>
          </table:table-cell>
          <table:table-cell office:value-type="float" office:value="399">
            <text:p>399</text:p>
          </table:table-cell>
          <table:table-cell table:formula="of:=[.E18]-(SUM([.F18];[.G18]))" office:value-type="float" office:value="543.1093749998">
            <text:p>543.1093749998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3</text:p>
          </table:table-cell>
          <table:table-cell office:value-type="float" office:value="580.726806641">
            <text:p>580.726806641</text:p>
          </table:table-cell>
          <table:table-cell office:value-type="float" office:value="40.1921386719">
            <text:p>40.1921386719</text:p>
          </table:table-cell>
          <table:table-cell office:value-type="float" office:value="0.161865234375">
            <text:p>0.1618652344</text:p>
          </table:table-cell>
          <table:table-cell office:value-type="float" office:value="399">
            <text:p>399</text:p>
          </table:table-cell>
          <table:table-cell table:formula="of:=[.E19]-(SUM([.F19];[.G19]))" office:value-type="float" office:value="540.372802734725">
            <text:p>540.3728027347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4</text:p>
          </table:table-cell>
          <table:table-cell office:value-type="float" office:value="580.045898438">
            <text:p>580.045898438</text:p>
          </table:table-cell>
          <table:table-cell office:value-type="float" office:value="40.0673828125">
            <text:p>40.0673828125</text:p>
          </table:table-cell>
          <table:table-cell office:value-type="float" office:value="0.161865234375">
            <text:p>0.1618652344</text:p>
          </table:table-cell>
          <table:table-cell office:value-type="float" office:value="399">
            <text:p>399</text:p>
          </table:table-cell>
          <table:table-cell table:formula="of:=[.E20]-(SUM([.F20];[.G20]))" office:value-type="float" office:value="539.816650391125">
            <text:p>539.816650391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5</text:p>
          </table:table-cell>
          <table:table-cell office:value-type="string">
            <text:p>l5</text:p>
          </table:table-cell>
          <table:table-cell office:value-type="float" office:value="581.047851562">
            <text:p>581.047851562</text:p>
          </table:table-cell>
          <table:table-cell office:value-type="float" office:value="40.1516113281">
            <text:p>40.1516113281</text:p>
          </table:table-cell>
          <table:table-cell office:value-type="float" office:value="0.14404296875">
            <text:p>0.1440429688</text:p>
          </table:table-cell>
          <table:table-cell office:value-type="float" office:value="399">
            <text:p>399</text:p>
          </table:table-cell>
          <table:table-cell table:formula="of:=[.E21]-(SUM([.F21];[.G21]))" office:value-type="float" office:value="540.75219726515">
            <text:p>540.752197265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2</text:p>
          </table:table-cell>
          <table:table-cell office:value-type="float" office:value="1149.37304688">
            <text:p>1149.37304688</text:p>
          </table:table-cell>
          <table:table-cell office:value-type="float" office:value="79.015625">
            <text:p>79.015625</text:p>
          </table:table-cell>
          <table:table-cell office:value-type="float" office:value="0.27294921875">
            <text:p>0.2729492188</text:p>
          </table:table-cell>
          <table:table-cell office:value-type="float" office:value="785">
            <text:p>785</text:p>
          </table:table-cell>
          <table:table-cell table:formula="of:=[.E22]-(SUM([.F22];[.G22]))" office:value-type="float" office:value="1070.08447266125">
            <text:p>1070.084472661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3</text:p>
          </table:table-cell>
          <table:table-cell office:value-type="float" office:value="1151.8269043">
            <text:p>1151.8269043</text:p>
          </table:table-cell>
          <table:table-cell office:value-type="float" office:value="79.4870605469">
            <text:p>79.4870605469</text:p>
          </table:table-cell>
          <table:table-cell office:value-type="float" office:value="0.29833984375">
            <text:p>0.2983398438</text:p>
          </table:table-cell>
          <table:table-cell office:value-type="float" office:value="785">
            <text:p>785</text:p>
          </table:table-cell>
          <table:table-cell table:formula="of:=[.E23]-(SUM([.F23];[.G23]))" office:value-type="float" office:value="1072.04150390935">
            <text:p>1072.041503909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4</text:p>
          </table:table-cell>
          <table:table-cell office:value-type="float" office:value="1148.0637207">
            <text:p>1148.0637207</text:p>
          </table:table-cell>
          <table:table-cell office:value-type="float" office:value="78.9709472656">
            <text:p>78.9709472656</text:p>
          </table:table-cell>
          <table:table-cell office:value-type="float" office:value="0.3046875">
            <text:p>0.3046875</text:p>
          </table:table-cell>
          <table:table-cell office:value-type="float" office:value="785">
            <text:p>785</text:p>
          </table:table-cell>
          <table:table-cell table:formula="of:=[.E24]-(SUM([.F24];[.G24]))" office:value-type="float" office:value="1068.7880859344">
            <text:p>1068.788085934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6</text:p>
          </table:table-cell>
          <table:table-cell office:value-type="string">
            <text:p>l5</text:p>
          </table:table-cell>
          <table:table-cell office:value-type="float" office:value="1151.23022461">
            <text:p>1151.23022461</text:p>
          </table:table-cell>
          <table:table-cell office:value-type="float" office:value="79.2177734375">
            <text:p>79.2177734375</text:p>
          </table:table-cell>
          <table:table-cell office:value-type="float" office:value="0.319580078125">
            <text:p>0.3195800781</text:p>
          </table:table-cell>
          <table:table-cell office:value-type="float" office:value="785">
            <text:p>785</text:p>
          </table:table-cell>
          <table:table-cell table:formula="of:=[.E25]-(SUM([.F25];[.G25]))" office:value-type="float" office:value="1071.69287109438">
            <text:p>1071.692871094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2</text:p>
          </table:table-cell>
          <table:table-cell office:value-type="float" office:value="2243.01416016">
            <text:p>2243.01416016</text:p>
          </table:table-cell>
          <table:table-cell office:value-type="float" office:value="147.329345703">
            <text:p>147.329345703</text:p>
          </table:table-cell>
          <table:table-cell office:value-type="float" office:value="0.556884765625">
            <text:p>0.5568847656</text:p>
          </table:table-cell>
          <table:table-cell office:value-type="float" office:value="1493">
            <text:p>1493</text:p>
          </table:table-cell>
          <table:table-cell table:formula="of:=[.E26]-(SUM([.F26];[.G26]))" office:value-type="float" office:value="2095.12792969137">
            <text:p>2095.127929691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3</text:p>
          </table:table-cell>
          <table:table-cell office:value-type="float" office:value="2248.14208984">
            <text:p>2248.14208984</text:p>
          </table:table-cell>
          <table:table-cell office:value-type="float" office:value="148.180908203">
            <text:p>148.180908203</text:p>
          </table:table-cell>
          <table:table-cell office:value-type="float" office:value="0.560546875">
            <text:p>0.560546875</text:p>
          </table:table-cell>
          <table:table-cell office:value-type="float" office:value="1493">
            <text:p>1493</text:p>
          </table:table-cell>
          <table:table-cell table:formula="of:=[.E27]-(SUM([.F27];[.G27]))" office:value-type="float" office:value="2099.400634762">
            <text:p>2099.40063476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4</text:p>
          </table:table-cell>
          <table:table-cell office:value-type="float" office:value="2244.84204102">
            <text:p>2244.84204102</text:p>
          </table:table-cell>
          <table:table-cell office:value-type="float" office:value="147.947509766">
            <text:p>147.947509766</text:p>
          </table:table-cell>
          <table:table-cell office:value-type="float" office:value="0.60205078125">
            <text:p>0.6020507813</text:p>
          </table:table-cell>
          <table:table-cell office:value-type="float" office:value="1493">
            <text:p>1493</text:p>
          </table:table-cell>
          <table:table-cell table:formula="of:=[.E28]-(SUM([.F28];[.G28]))" office:value-type="float" office:value="2096.29248047275">
            <text:p>2096.2924804728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7</text:p>
          </table:table-cell>
          <table:table-cell office:value-type="string">
            <text:p>l5</text:p>
          </table:table-cell>
          <table:table-cell office:value-type="float" office:value="2241.00390625">
            <text:p>2241.00390625</text:p>
          </table:table-cell>
          <table:table-cell office:value-type="float" office:value="147.543701172">
            <text:p>147.543701172</text:p>
          </table:table-cell>
          <table:table-cell office:value-type="float" office:value="0.61669921875">
            <text:p>0.6166992188</text:p>
          </table:table-cell>
          <table:table-cell office:value-type="float" office:value="1493">
            <text:p>1493</text:p>
          </table:table-cell>
          <table:table-cell table:formula="of:=[.E29]-(SUM([.F29];[.G29]))" office:value-type="float" office:value="2092.84350585925">
            <text:p>2092.843505859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2</text:p>
          </table:table-cell>
          <table:table-cell office:value-type="float" office:value="4556.77587891">
            <text:p>4556.77587891</text:p>
          </table:table-cell>
          <table:table-cell office:value-type="float" office:value="306.521240234">
            <text:p>306.521240234</text:p>
          </table:table-cell>
          <table:table-cell office:value-type="float" office:value="1.16918945312">
            <text:p>1.1691894531</text:p>
          </table:table-cell>
          <table:table-cell office:value-type="float" office:value="3056">
            <text:p>3056</text:p>
          </table:table-cell>
          <table:table-cell table:formula="of:=[.E30]-(SUM([.F30];[.G30]))" office:value-type="float" office:value="4249.08544922288">
            <text:p>4249.0854492229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3</text:p>
          </table:table-cell>
          <table:table-cell office:value-type="float" office:value="4557.30688477">
            <text:p>4557.30688477</text:p>
          </table:table-cell>
          <table:table-cell office:value-type="float" office:value="307.349853516">
            <text:p>307.349853516</text:p>
          </table:table-cell>
          <table:table-cell office:value-type="float" office:value="1.21044921875">
            <text:p>1.2104492188</text:p>
          </table:table-cell>
          <table:table-cell office:value-type="float" office:value="3056">
            <text:p>3056</text:p>
          </table:table-cell>
          <table:table-cell table:formula="of:=[.E31]-(SUM([.F31];[.G31]))" office:value-type="float" office:value="4248.74658203525">
            <text:p>4248.746582035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4</text:p>
          </table:table-cell>
          <table:table-cell office:value-type="float" office:value="4548.25">
            <text:p>4548.25</text:p>
          </table:table-cell>
          <table:table-cell office:value-type="float" office:value="305.633056641">
            <text:p>305.633056641</text:p>
          </table:table-cell>
          <table:table-cell office:value-type="float" office:value="1.22827148438">
            <text:p>1.2282714844</text:p>
          </table:table-cell>
          <table:table-cell office:value-type="float" office:value="3056">
            <text:p>3056</text:p>
          </table:table-cell>
          <table:table-cell table:formula="of:=[.E32]-(SUM([.F32];[.G32]))" office:value-type="float" office:value="4241.38867187462">
            <text:p>4241.388671874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8</text:p>
          </table:table-cell>
          <table:table-cell office:value-type="string">
            <text:p>l5</text:p>
          </table:table-cell>
          <table:table-cell office:value-type="float" office:value="4548.56396484">
            <text:p>4548.56396484</text:p>
          </table:table-cell>
          <table:table-cell office:value-type="float" office:value="306.195800781">
            <text:p>306.195800781</text:p>
          </table:table-cell>
          <table:table-cell office:value-type="float" office:value="1.2587890625">
            <text:p>1.2587890625</text:p>
          </table:table-cell>
          <table:table-cell office:value-type="float" office:value="3056">
            <text:p>3056</text:p>
          </table:table-cell>
          <table:table-cell table:formula="of:=[.E33]-(SUM([.F33];[.G33]))" office:value-type="float" office:value="4241.1093749965">
            <text:p>4241.109374996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2</text:p>
          </table:table-cell>
          <table:table-cell office:value-type="float" office:value="9044.14892578">
            <text:p>9044.14892578</text:p>
          </table:table-cell>
          <table:table-cell office:value-type="float" office:value="598.521484375">
            <text:p>598.521484375</text:p>
          </table:table-cell>
          <table:table-cell office:value-type="float" office:value="2.36572265625">
            <text:p>2.3657226563</text:p>
          </table:table-cell>
          <table:table-cell office:value-type="float" office:value="5973">
            <text:p>5973</text:p>
          </table:table-cell>
          <table:table-cell table:formula="of:=[.E34]-(SUM([.F34];[.G34]))" office:value-type="float" office:value="8443.26171874875">
            <text:p>8443.2617187488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3</text:p>
          </table:table-cell>
          <table:table-cell office:value-type="float" office:value="8963.50097656">
            <text:p>8963.50097656</text:p>
          </table:table-cell>
          <table:table-cell office:value-type="float" office:value="593.684814453">
            <text:p>593.684814453</text:p>
          </table:table-cell>
          <table:table-cell office:value-type="float" office:value="2.42700195312">
            <text:p>2.4270019531</text:p>
          </table:table-cell>
          <table:table-cell office:value-type="float" office:value="5973">
            <text:p>5973</text:p>
          </table:table-cell>
          <table:table-cell table:formula="of:=[.E35]-(SUM([.F35];[.G35]))" office:value-type="float" office:value="8367.38916015388">
            <text:p>8367.3891601539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4</text:p>
          </table:table-cell>
          <table:table-cell office:value-type="float" office:value="9021.83300781">
            <text:p>9021.83300781</text:p>
          </table:table-cell>
          <table:table-cell office:value-type="float" office:value="598.214355469">
            <text:p>598.214355469</text:p>
          </table:table-cell>
          <table:table-cell office:value-type="float" office:value="2.21923828125">
            <text:p>2.2192382813</text:p>
          </table:table-cell>
          <table:table-cell office:value-type="float" office:value="5973">
            <text:p>5973</text:p>
          </table:table-cell>
          <table:table-cell table:formula="of:=[.E36]-(SUM([.F36];[.G36]))" office:value-type="float" office:value="8421.39941405975">
            <text:p>8421.3994140598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9</text:p>
          </table:table-cell>
          <table:table-cell office:value-type="string">
            <text:p>l5</text:p>
          </table:table-cell>
          <table:table-cell office:value-type="float" office:value="8975.62304688">
            <text:p>8975.62304688</text:p>
          </table:table-cell>
          <table:table-cell office:value-type="float" office:value="596.287597656">
            <text:p>596.287597656</text:p>
          </table:table-cell>
          <table:table-cell office:value-type="float" office:value="2.36499023438">
            <text:p>2.3649902344</text:p>
          </table:table-cell>
          <table:table-cell office:value-type="float" office:value="5973">
            <text:p>5973</text:p>
          </table:table-cell>
          <table:table-cell table:formula="of:=[.E37]-(SUM([.F37];[.G37]))" office:value-type="float" office:value="8376.97045898962">
            <text:p>8376.970458989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2</text:p>
          </table:table-cell>
          <table:table-cell office:value-type="float" office:value="18209.8527832">
            <text:p>18209.8527832</text:p>
          </table:table-cell>
          <table:table-cell office:value-type="float" office:value="1230.94140625">
            <text:p>1230.94140625</text:p>
          </table:table-cell>
          <table:table-cell office:value-type="float" office:value="4.75415039062">
            <text:p>4.7541503906</text:p>
          </table:table-cell>
          <table:table-cell office:value-type="float" office:value="12199">
            <text:p>12199</text:p>
          </table:table-cell>
          <table:table-cell table:formula="of:=[.E38]-(SUM([.F38];[.G38]))" office:value-type="float" office:value="16974.1572265594">
            <text:p>16974.157226559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3</text:p>
          </table:table-cell>
          <table:table-cell office:value-type="float" office:value="18165.5317383">
            <text:p>18165.5317383</text:p>
          </table:table-cell>
          <table:table-cell office:value-type="float" office:value="1227.09716797">
            <text:p>1227.09716797</text:p>
          </table:table-cell>
          <table:table-cell office:value-type="float" office:value="4.61157226562">
            <text:p>4.6115722656</text:p>
          </table:table-cell>
          <table:table-cell office:value-type="float" office:value="12199">
            <text:p>12199</text:p>
          </table:table-cell>
          <table:table-cell table:formula="of:=[.E39]-(SUM([.F39];[.G39]))" office:value-type="float" office:value="16933.8229980644">
            <text:p>16933.822998064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4</text:p>
          </table:table-cell>
          <table:table-cell office:value-type="float" office:value="18260.1098633">
            <text:p>18260.1098633</text:p>
          </table:table-cell>
          <table:table-cell office:value-type="float" office:value="1230.1418457">
            <text:p>1230.1418457</text:p>
          </table:table-cell>
          <table:table-cell office:value-type="float" office:value="4.66674804688">
            <text:p>4.6667480469</text:p>
          </table:table-cell>
          <table:table-cell office:value-type="float" office:value="12199">
            <text:p>12199</text:p>
          </table:table-cell>
          <table:table-cell table:formula="of:=[.E40]-(SUM([.F40];[.G40]))" office:value-type="float" office:value="17025.3012695531">
            <text:p>17025.301269553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0</text:p>
          </table:table-cell>
          <table:table-cell office:value-type="string">
            <text:p>l5</text:p>
          </table:table-cell>
          <table:table-cell office:value-type="float" office:value="18323.3410645">
            <text:p>18323.3410645</text:p>
          </table:table-cell>
          <table:table-cell office:value-type="float" office:value="1239.07983398">
            <text:p>1239.07983398</text:p>
          </table:table-cell>
          <table:table-cell office:value-type="float" office:value="4.81323242188">
            <text:p>4.8132324219</text:p>
          </table:table-cell>
          <table:table-cell office:value-type="float" office:value="12199">
            <text:p>12199</text:p>
          </table:table-cell>
          <table:table-cell table:formula="of:=[.E41]-(SUM([.F41];[.G41]))" office:value-type="float" office:value="17079.4479980981">
            <text:p>17079.447998098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2</text:p>
          </table:table-cell>
          <table:table-cell office:value-type="float" office:value="36929.7529297">
            <text:p>36929.7529297</text:p>
          </table:table-cell>
          <table:table-cell office:value-type="float" office:value="2459.88061523">
            <text:p>2459.88061523</text:p>
          </table:table-cell>
          <table:table-cell office:value-type="float" office:value="9.4384765625">
            <text:p>9.4384765625</text:p>
          </table:table-cell>
          <table:table-cell office:value-type="float" office:value="24059">
            <text:p>24059</text:p>
          </table:table-cell>
          <table:table-cell table:formula="of:=[.E42]-(SUM([.F42];[.G42]))" office:value-type="float" office:value="34460.4338379075">
            <text:p>34460.433837907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3</text:p>
          </table:table-cell>
          <table:table-cell office:value-type="float" office:value="36548.5839844">
            <text:p>36548.5839844</text:p>
          </table:table-cell>
          <table:table-cell office:value-type="float" office:value="2451.12573242">
            <text:p>2451.12573242</text:p>
          </table:table-cell>
          <table:table-cell office:value-type="float" office:value="9.35888671875">
            <text:p>9.3588867188</text:p>
          </table:table-cell>
          <table:table-cell office:value-type="float" office:value="24059">
            <text:p>24059</text:p>
          </table:table-cell>
          <table:table-cell table:formula="of:=[.E43]-(SUM([.F43];[.G43]))" office:value-type="float" office:value="34088.0993652613">
            <text:p>34088.099365261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4</text:p>
          </table:table-cell>
          <table:table-cell office:value-type="float" office:value="36459.4467773">
            <text:p>36459.4467773</text:p>
          </table:table-cell>
          <table:table-cell office:value-type="float" office:value="2438.44335938">
            <text:p>2438.44335938</text:p>
          </table:table-cell>
          <table:table-cell office:value-type="float" office:value="9.48022460938">
            <text:p>9.4802246094</text:p>
          </table:table-cell>
          <table:table-cell office:value-type="float" office:value="24059">
            <text:p>24059</text:p>
          </table:table-cell>
          <table:table-cell table:formula="of:=[.E44]-(SUM([.F44];[.G44]))" office:value-type="float" office:value="34011.5231933106">
            <text:p>34011.523193310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1</text:p>
          </table:table-cell>
          <table:table-cell office:value-type="string">
            <text:p>l5</text:p>
          </table:table-cell>
          <table:table-cell office:value-type="float" office:value="37034.8779297">
            <text:p>37034.8779297</text:p>
          </table:table-cell>
          <table:table-cell office:value-type="float" office:value="2460.82128906">
            <text:p>2460.82128906</text:p>
          </table:table-cell>
          <table:table-cell office:value-type="float" office:value="9.52685546875">
            <text:p>9.5268554688</text:p>
          </table:table-cell>
          <table:table-cell office:value-type="float" office:value="24059">
            <text:p>24059</text:p>
          </table:table-cell>
          <table:table-cell table:formula="of:=[.E45]-(SUM([.F45];[.G45]))" office:value-type="float" office:value="34564.5297851713">
            <text:p>34564.529785171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2</text:p>
          </table:table-cell>
          <table:table-cell office:value-type="float" office:value="92841.7211914">
            <text:p>92841.7211914</text:p>
          </table:table-cell>
          <table:table-cell office:value-type="float" office:value="4917.06567383">
            <text:p>4917.06567383</text:p>
          </table:table-cell>
          <table:table-cell office:value-type="float" office:value="19.2553710938">
            <text:p>19.2553710938</text:p>
          </table:table-cell>
          <table:table-cell office:value-type="float" office:value="48440">
            <text:p>48440</text:p>
          </table:table-cell>
          <table:table-cell table:formula="of:=[.E46]-(SUM([.F46];[.G46]))" office:value-type="float" office:value="87905.4001464762">
            <text:p>87905.400146476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3</text:p>
          </table:table-cell>
          <table:table-cell office:value-type="float" office:value="76072.8366699">
            <text:p>76072.8366699</text:p>
          </table:table-cell>
          <table:table-cell office:value-type="float" office:value="4902.01879883">
            <text:p>4902.01879883</text:p>
          </table:table-cell>
          <table:table-cell office:value-type="float" office:value="19.7233886719">
            <text:p>19.7233886719</text:p>
          </table:table-cell>
          <table:table-cell office:value-type="float" office:value="48440">
            <text:p>48440</text:p>
          </table:table-cell>
          <table:table-cell table:formula="of:=[.E47]-(SUM([.F47];[.G47]))" office:value-type="float" office:value="71151.0944823981">
            <text:p>71151.094482398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4</text:p>
          </table:table-cell>
          <table:table-cell office:value-type="float" office:value="73397.3710938">
            <text:p>73397.3710938</text:p>
          </table:table-cell>
          <table:table-cell office:value-type="float" office:value="4916.81298828">
            <text:p>4916.81298828</text:p>
          </table:table-cell>
          <table:table-cell office:value-type="float" office:value="19.0852050781">
            <text:p>19.0852050781</text:p>
          </table:table-cell>
          <table:table-cell office:value-type="float" office:value="48440">
            <text:p>48440</text:p>
          </table:table-cell>
          <table:table-cell table:formula="of:=[.E48]-(SUM([.F48];[.G48]))" office:value-type="float" office:value="68461.4729004419">
            <text:p>68461.4729004419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2</text:p>
          </table:table-cell>
          <table:table-cell office:value-type="string">
            <text:p>l5</text:p>
          </table:table-cell>
          <table:table-cell office:value-type="float" office:value="72729.7939453">
            <text:p>72729.7939453</text:p>
          </table:table-cell>
          <table:table-cell office:value-type="float" office:value="4894.34741211">
            <text:p>4894.34741211</text:p>
          </table:table-cell>
          <table:table-cell office:value-type="float" office:value="18.435546875">
            <text:p>18.435546875</text:p>
          </table:table-cell>
          <table:table-cell office:value-type="float" office:value="48440">
            <text:p>48440</text:p>
          </table:table-cell>
          <table:table-cell table:formula="of:=[.E49]-(SUM([.F49];[.G49]))" office:value-type="float" office:value="67817.010986315">
            <text:p>67817.010986315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2</text:p>
          </table:table-cell>
          <table:table-cell office:value-type="float" office:value="154685.420166">
            <text:p>154685.420166</text:p>
          </table:table-cell>
          <table:table-cell office:value-type="float" office:value="9962.76879883">
            <text:p>9962.76879883</text:p>
          </table:table-cell>
          <table:table-cell office:value-type="float" office:value="38.4958496094">
            <text:p>38.4958496094</text:p>
          </table:table-cell>
          <table:table-cell office:value-type="float" office:value="96752">
            <text:p>96752</text:p>
          </table:table-cell>
          <table:table-cell table:formula="of:=[.E50]-(SUM([.F50];[.G50]))" office:value-type="float" office:value="144684.155517561">
            <text:p>144684.155517561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3</text:p>
          </table:table-cell>
          <table:table-cell office:value-type="float" office:value="146332.166992">
            <text:p>146332.166992</text:p>
          </table:table-cell>
          <table:table-cell office:value-type="float" office:value="9894.38110352">
            <text:p>9894.38110352</text:p>
          </table:table-cell>
          <table:table-cell office:value-type="float" office:value="37.5539550781">
            <text:p>37.5539550781</text:p>
          </table:table-cell>
          <table:table-cell office:value-type="float" office:value="96752">
            <text:p>96752</text:p>
          </table:table-cell>
          <table:table-cell table:formula="of:=[.E51]-(SUM([.F51];[.G51]))" office:value-type="float" office:value="136400.231933402">
            <text:p>136400.231933402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4</text:p>
          </table:table-cell>
          <table:table-cell office:value-type="float" office:value="146250.220215">
            <text:p>146250.220215</text:p>
          </table:table-cell>
          <table:table-cell office:value-type="float" office:value="9886.18994141">
            <text:p>9886.18994141</text:p>
          </table:table-cell>
          <table:table-cell office:value-type="float" office:value="38.4860839844">
            <text:p>38.4860839844</text:p>
          </table:table-cell>
          <table:table-cell office:value-type="float" office:value="96752">
            <text:p>96752</text:p>
          </table:table-cell>
          <table:table-cell table:formula="of:=[.E52]-(SUM([.F52];[.G52]))" office:value-type="float" office:value="136325.544189606">
            <text:p>136325.544189606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3</text:p>
          </table:table-cell>
          <table:table-cell office:value-type="string">
            <text:p>l5</text:p>
          </table:table-cell>
          <table:table-cell office:value-type="float" office:value="146539.866943">
            <text:p>146539.866943</text:p>
          </table:table-cell>
          <table:table-cell office:value-type="float" office:value="9946.12866211">
            <text:p>9946.12866211</text:p>
          </table:table-cell>
          <table:table-cell office:value-type="float" office:value="37.7133789062">
            <text:p>37.7133789062</text:p>
          </table:table-cell>
          <table:table-cell office:value-type="float" office:value="96752">
            <text:p>96752</text:p>
          </table:table-cell>
          <table:table-cell table:formula="of:=[.E53]-(SUM([.F53];[.G53]))" office:value-type="float" office:value="136556.024901984">
            <text:p>136556.024901984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2</text:p>
          </table:table-cell>
          <table:table-cell office:value-type="float" office:value="7483702.12598">
            <text:p>7483702.12598</text:p>
          </table:table-cell>
          <table:table-cell office:value-type="float" office:value="38133.3703613">
            <text:p>38133.3703613</text:p>
          </table:table-cell>
          <table:table-cell office:value-type="float" office:value="138.763427734">
            <text:p>138.763427734</text:p>
          </table:table-cell>
          <table:table-cell office:value-type="float" office:value="193439">
            <text:p>193439</text:p>
          </table:table-cell>
          <table:table-cell table:formula="of:=[.E54]-(SUM([.F54];[.G54]))" office:value-type="float" office:value="7445429.99219097">
            <text:p>7445429.99219097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3</text:p>
          </table:table-cell>
          <table:table-cell office:value-type="float" office:value="7535465.10303">
            <text:p>7535465.10303</text:p>
          </table:table-cell>
          <table:table-cell office:value-type="float" office:value="38341.9326172">
            <text:p>38341.9326172</text:p>
          </table:table-cell>
          <table:table-cell office:value-type="float" office:value="144.332763672">
            <text:p>144.332763672</text:p>
          </table:table-cell>
          <table:table-cell office:value-type="float" office:value="193439">
            <text:p>193439</text:p>
          </table:table-cell>
          <table:table-cell table:formula="of:=[.E55]-(SUM([.F55];[.G55]))" office:value-type="float" office:value="7496978.83764913">
            <text:p>7496978.83764913</text:p>
          </table:table-cell>
        </table:table-row>
        <table:table-row table:style-name="ro4">
          <table:table-cell office:value-type="string">
            <text:p>sthesis</text:p>
          </table:table-cell>
          <table:table-cell office:value-type="string">
            <text:p>h1</text:p>
          </table:table-cell>
          <table:table-cell office:value-type="string">
            <text:p>w14</text:p>
          </table:table-cell>
          <table:table-cell office:value-type="string">
            <text:p>l4</text:p>
          </table:table-cell>
          <table:table-cell office:value-type="float" office:value="7499702.41406">
            <text:p>7499702.41406</text:p>
          </table:table-cell>
          <table:table-cell office:value-type="float" office:value="37045.0354004">
            <text:p>37045.0354004</text:p>
          </table:table-cell>
          <table:table-cell office:value-type="float" office:value="144.334228516">
            <text:p>144.334228516</text:p>
          </table:table-cell>
          <table:table-cell office:value-type="float" office:value="193439">
            <text:p>193439</text:p>
          </table:table-cell>
          <table:table-cell table:formula="of:=[.E56]-(SUM([.F56];[.G56]))" office:value-type="float" office:value="7462513.04443109">
            <text:p>7462513.04443109</text:p>
          </table:table-cell>
        </table:table-row>
      </table:table>
      <table:table table:name="Pivot Table_RefineA_1" table:style-name="ta1">
        <table:table-column table:style-name="co7" table:default-cell-style-name="ce3"/>
        <table:table-column table:style-name="co8" table:default-cell-style-name="ce9"/>
        <table:table-column table:style-name="co9" table:default-cell-style-name="ce15"/>
        <table:table-row table:style-name="ro3" table:number-rows-repeated="2">
          <table:table-cell table:style-name="Default" table:number-columns-repeated="3"/>
        </table:table-row>
        <table:table-row table:style-name="ro3">
          <table:table-cell table:style-name="ce1"/>
          <table:table-cell table:style-name="ce7"/>
          <table:table-cell table:style-name="ce13" office:value-type="string">
            <text:p>Structure</text:p>
          </table:table-cell>
        </table:table-row>
        <table:table-row table:style-name="ro3">
          <table:table-cell table:style-name="ce2" office:value-type="string">
            <text:p>Workload</text:p>
          </table:table-cell>
          <table:table-cell table:style-name="ce8" office:value-type="string">
            <text:p>Data</text:p>
          </table:table-cell>
          <table:table-cell table:style-name="ce14" office:value-type="string">
            <text:p>h1</text:p>
          </table:table-cell>
        </table:table-row>
        <table:table-row table:style-name="ro3">
          <table:table-cell office:value-type="string">
            <text:p>w1</text:p>
          </table:table-cell>
          <table:table-cell office:value-type="string">
            <text:p>Average - Traversal</text:p>
          </table:table-cell>
          <table:table-cell office:value-type="float" office:value="34.0714111328225">
            <text:p>34.0714111328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2.3598632812525">
            <text:p>2.3598632813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009033203125">
            <text:p>0.0090332031</text:p>
          </table:table-cell>
        </table:table-row>
        <table:table-row table:style-name="ro3">
          <table:table-cell office:value-type="string">
            <text:p>w10</text:p>
          </table:table-cell>
          <table:table-cell office:value-type="string">
            <text:p>Average - Traversal</text:p>
          </table:table-cell>
          <table:table-cell office:value-type="float" office:value="17003.1823730688">
            <text:p>17003.1823730688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231.815063475">
            <text:p>1231.815063475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4.71142578125">
            <text:p>4.7114257813</text:p>
          </table:table-cell>
        </table:table-row>
        <table:table-row table:style-name="ro3">
          <table:table-cell office:value-type="string">
            <text:p>w11</text:p>
          </table:table-cell>
          <table:table-cell office:value-type="string">
            <text:p>Average - Traversal</text:p>
          </table:table-cell>
          <table:table-cell office:value-type="float" office:value="34281.1465454127">
            <text:p>34281.1465454127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2452.5677490225">
            <text:p>2452.5677490225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9.451110839845">
            <text:p>9.4511108398</text:p>
          </table:table-cell>
        </table:table-row>
        <table:table-row table:style-name="ro3">
          <table:table-cell office:value-type="string">
            <text:p>w12</text:p>
          </table:table-cell>
          <table:table-cell office:value-type="string">
            <text:p>Average - Traversal</text:p>
          </table:table-cell>
          <table:table-cell office:value-type="float" office:value="73833.7446289078">
            <text:p>73833.7446289078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4907.5612182625">
            <text:p>4907.5612182625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9.1248779297">
            <text:p>19.1248779297</text:p>
          </table:table-cell>
        </table:table-row>
        <table:table-row table:style-name="ro3">
          <table:table-cell office:value-type="string">
            <text:p>w13</text:p>
          </table:table-cell>
          <table:table-cell office:value-type="string">
            <text:p>Average - Traversal</text:p>
          </table:table-cell>
          <table:table-cell office:value-type="float" office:value="138491.489135638">
            <text:p>138491.489135638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9922.3671264675">
            <text:p>9922.3671264675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38.062316894525">
            <text:p>38.0623168945</text:p>
          </table:table-cell>
        </table:table-row>
        <table:table-row table:style-name="ro3">
          <table:table-cell office:value-type="string">
            <text:p>w14</text:p>
          </table:table-cell>
          <table:table-cell office:value-type="string">
            <text:p>Average - Traversal</text:p>
          </table:table-cell>
          <table:table-cell office:value-type="float" office:value="7468307.29142373">
            <text:p>7468307.29142373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37840.1127929667">
            <text:p>37840.1127929667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42.476806640667">
            <text:p>142.4768066407</text:p>
          </table:table-cell>
        </table:table-row>
        <table:table-row table:style-name="ro3">
          <table:table-cell office:value-type="string">
            <text:p>w2</text:p>
          </table:table-cell>
          <table:table-cell office:value-type="string">
            <text:p>Average - Traversal</text:p>
          </table:table-cell>
          <table:table-cell office:value-type="float" office:value="61.8439941406325">
            <text:p>61.8439941406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3.6510620117175">
            <text:p>3.6510620117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015869140625">
            <text:p>0.0158691406</text:p>
          </table:table-cell>
        </table:table-row>
        <table:table-row table:style-name="ro3">
          <table:table-cell office:value-type="string">
            <text:p>w3</text:p>
          </table:table-cell>
          <table:table-cell office:value-type="string">
            <text:p>Average - Traversal</text:p>
          </table:table-cell>
          <table:table-cell office:value-type="float" office:value="139.449340820125">
            <text:p>139.4493408201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0.749206543">
            <text:p>10.749206543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042236328125">
            <text:p>0.0422363281</text:p>
          </table:table-cell>
        </table:table-row>
        <table:table-row table:style-name="ro3">
          <table:table-cell office:value-type="string">
            <text:p>w4</text:p>
          </table:table-cell>
          <table:table-cell office:value-type="string">
            <text:p>Average - Traversal</text:p>
          </table:table-cell>
          <table:table-cell office:value-type="float" office:value="263.565490722894">
            <text:p>263.5654907229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8.841735839825">
            <text:p>18.8417358398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07403564453125">
            <text:p>0.0740356445</text:p>
          </table:table-cell>
        </table:table-row>
        <table:table-row table:style-name="ro3">
          <table:table-cell office:value-type="string">
            <text:p>w5</text:p>
          </table:table-cell>
          <table:table-cell office:value-type="string">
            <text:p>Average - Traversal</text:p>
          </table:table-cell>
          <table:table-cell office:value-type="float" office:value="541.0127563477">
            <text:p>541.0127563477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40.215698242175">
            <text:p>40.2156982422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159423828125">
            <text:p>0.1594238281</text:p>
          </table:table-cell>
        </table:table-row>
        <table:table-row table:style-name="ro3">
          <table:table-cell office:value-type="string">
            <text:p>w6</text:p>
          </table:table-cell>
          <table:table-cell office:value-type="string">
            <text:p>Average - Traversal</text:p>
          </table:table-cell>
          <table:table-cell office:value-type="float" office:value="1070.65173339984">
            <text:p>1070.6517333999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79.1728515625">
            <text:p>79.1728515625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29888916015625">
            <text:p>0.2988891602</text:p>
          </table:table-cell>
        </table:table-row>
        <table:table-row table:style-name="ro3">
          <table:table-cell office:value-type="string">
            <text:p>w7</text:p>
          </table:table-cell>
          <table:table-cell office:value-type="string">
            <text:p>Average - Traversal</text:p>
          </table:table-cell>
          <table:table-cell office:value-type="float" office:value="2095.91613769634">
            <text:p>2095.9161376964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147.750366211">
            <text:p>147.750366211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0.58404541015625">
            <text:p>0.5840454102</text:p>
          </table:table-cell>
        </table:table-row>
        <table:table-row table:style-name="ro3">
          <table:table-cell office:value-type="string">
            <text:p>w8</text:p>
          </table:table-cell>
          <table:table-cell office:value-type="string">
            <text:p>Average - Traversal</text:p>
          </table:table-cell>
          <table:table-cell office:value-type="float" office:value="4245.08251953231">
            <text:p>4245.0825195323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306.424987793">
            <text:p>306.424987793</text:p>
          </table:table-cell>
        </table:table-row>
        <table:table-row table:style-name="ro3">
          <table:table-cell table:style-name="ce5"/>
          <table:table-cell table:style-name="ce11" office:value-type="string">
            <text:p>Average - Xpath</text:p>
          </table:table-cell>
          <table:table-cell table:style-name="ce17" office:value-type="float" office:value="1.2166748046875">
            <text:p>1.2166748047</text:p>
          </table:table-cell>
        </table:table-row>
        <table:table-row table:style-name="ro3">
          <table:table-cell office:value-type="string">
            <text:p>w9</text:p>
          </table:table-cell>
          <table:table-cell office:value-type="string">
            <text:p>Average - Traversal</text:p>
          </table:table-cell>
          <table:table-cell office:value-type="float" office:value="8402.255187988">
            <text:p>8402.255187988</text:p>
          </table:table-cell>
        </table:table-row>
        <table:table-row table:style-name="ro3">
          <table:table-cell table:style-name="ce4"/>
          <table:table-cell table:style-name="ce10" office:value-type="string">
            <text:p>Average - Parsing</text:p>
          </table:table-cell>
          <table:table-cell table:style-name="ce16" office:value-type="float" office:value="596.67706298825">
            <text:p>596.6770629883</text:p>
          </table:table-cell>
        </table:table-row>
        <table:table-row table:style-name="ro3">
          <table:table-cell table:style-name="ce6"/>
          <table:table-cell table:style-name="ce12" office:value-type="string">
            <text:p>Average - Xpath</text:p>
          </table:table-cell>
          <table:table-cell table:style-name="ce18" office:value-type="float" office:value="2.34423828125">
            <text:p>2.3442382813</text:p>
          </table:table-cell>
        </table:table-row>
      </table:table>
      <table:table table:name="RefineB" table:style-name="ta1"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Data</text:p>
          </table:table-cell>
          <table:table-cell office:value-type="string">
            <text:p>h1</text:p>
          </table:table-cell>
          <table:table-cell office:value-type="string">
            <text:p>Key</text:p>
          </table:table-cell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Traversal</text:p>
          </table:table-cell>
          <table:table-cell office:value-type="float" office:value="34.0714111328225">
            <text:p>34.0714111328</text:p>
          </table:table-cell>
          <table:table-cell table:formula="of:=CONCATENATE(TRIM([.B2]);TRIM([.C2]))" office:value-type="string" office:string-value="w1Traversal">
            <text:p>w1Traversal</text:p>
          </table:table-cell>
        </table:table-row>
        <table:table-row table:style-name="ro2">
          <table:table-cell table:formula="of:=VALUE(RIGHT([.B3]; LEN([.B3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Parsing</text:p>
          </table:table-cell>
          <table:table-cell office:value-type="float" office:value="2.3598632812525">
            <text:p>2.3598632813</text:p>
          </table:table-cell>
          <table:table-cell table:formula="of:=CONCATENATE(TRIM([.B3]);TRIM([.C3]))" office:value-type="string" office:string-value="w1Parsing">
            <text:p>w1Parsing</text:p>
          </table:table-cell>
        </table:table-row>
        <table:table-row table:style-name="ro4">
          <table:table-cell table:formula="of:=VALUE(RIGHT([.B4]; LEN([.B4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Xpath</text:p>
          </table:table-cell>
          <table:table-cell office:value-type="float" office:value="0.009033203125">
            <text:p>0.0090332031</text:p>
          </table:table-cell>
          <table:table-cell table:formula="of:=CONCATENATE(TRIM([.B4]);TRIM([.C4]))" office:value-type="string" office:string-value="w1Xpath">
            <text:p>w1Xpath</text:p>
          </table:table-cell>
        </table:table-row>
        <table:table-row table:style-name="ro2">
          <table:table-cell table:formula="of:=VALUE(RIGHT([.B5]; LEN([.B5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Traversal</text:p>
          </table:table-cell>
          <table:table-cell office:value-type="float" office:value="61.8439941406325">
            <text:p>61.8439941406</text:p>
          </table:table-cell>
          <table:table-cell table:formula="of:=CONCATENATE(TRIM([.B5]);TRIM([.C5]))" office:value-type="string" office:string-value="w2Traversal">
            <text:p>w2Traversal</text:p>
          </table:table-cell>
        </table:table-row>
        <table:table-row table:style-name="ro2">
          <table:table-cell table:formula="of:=VALUE(RIGHT([.B6]; LEN([.B6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Parsing</text:p>
          </table:table-cell>
          <table:table-cell office:value-type="float" office:value="3.6510620117175">
            <text:p>3.6510620117</text:p>
          </table:table-cell>
          <table:table-cell table:formula="of:=CONCATENATE(TRIM([.B6]);TRIM([.C6]))" office:value-type="string" office:string-value="w2Parsing">
            <text:p>w2Parsing</text:p>
          </table:table-cell>
        </table:table-row>
        <table:table-row table:style-name="ro4">
          <table:table-cell table:formula="of:=VALUE(RIGHT([.B7]; LEN([.B7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Xpath</text:p>
          </table:table-cell>
          <table:table-cell office:value-type="float" office:value="0.015869140625">
            <text:p>0.0158691406</text:p>
          </table:table-cell>
          <table:table-cell table:formula="of:=CONCATENATE(TRIM([.B7]);TRIM([.C7]))" office:value-type="string" office:string-value="w2Xpath">
            <text:p>w2Xpath</text:p>
          </table:table-cell>
        </table:table-row>
        <table:table-row table:style-name="ro2">
          <table:table-cell table:formula="of:=VALUE(RIGHT([.B8]; LEN([.B8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Traversal</text:p>
          </table:table-cell>
          <table:table-cell office:value-type="float" office:value="139.449340820125">
            <text:p>139.4493408201</text:p>
          </table:table-cell>
          <table:table-cell table:formula="of:=CONCATENATE(TRIM([.B8]);TRIM([.C8]))" office:value-type="string" office:string-value="w3Traversal">
            <text:p>w3Traversal</text:p>
          </table:table-cell>
        </table:table-row>
        <table:table-row table:style-name="ro2">
          <table:table-cell table:formula="of:=VALUE(RIGHT([.B9]; LEN([.B9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Parsing</text:p>
          </table:table-cell>
          <table:table-cell office:value-type="float" office:value="10.749206543">
            <text:p>10.749206543</text:p>
          </table:table-cell>
          <table:table-cell table:formula="of:=CONCATENATE(TRIM([.B9]);TRIM([.C9]))" office:value-type="string" office:string-value="w3Parsing">
            <text:p>w3Parsing</text:p>
          </table:table-cell>
        </table:table-row>
        <table:table-row table:style-name="ro4">
          <table:table-cell table:formula="of:=VALUE(RIGHT([.B10]; LEN([.B10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Xpath</text:p>
          </table:table-cell>
          <table:table-cell office:value-type="float" office:value="0.042236328125">
            <text:p>0.0422363281</text:p>
          </table:table-cell>
          <table:table-cell table:formula="of:=CONCATENATE(TRIM([.B10]);TRIM([.C10]))" office:value-type="string" office:string-value="w3Xpath">
            <text:p>w3Xpath</text:p>
          </table:table-cell>
        </table:table-row>
        <table:table-row table:style-name="ro2">
          <table:table-cell table:formula="of:=VALUE(RIGHT([.B11]; LEN([.B11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Traversal</text:p>
          </table:table-cell>
          <table:table-cell office:value-type="float" office:value="263.565490722894">
            <text:p>263.5654907229</text:p>
          </table:table-cell>
          <table:table-cell table:formula="of:=CONCATENATE(TRIM([.B11]);TRIM([.C11]))" office:value-type="string" office:string-value="w4Traversal">
            <text:p>w4Traversal</text:p>
          </table:table-cell>
        </table:table-row>
        <table:table-row table:style-name="ro2">
          <table:table-cell table:formula="of:=VALUE(RIGHT([.B12]; LEN([.B12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Parsing</text:p>
          </table:table-cell>
          <table:table-cell office:value-type="float" office:value="18.841735839825">
            <text:p>18.8417358398</text:p>
          </table:table-cell>
          <table:table-cell table:formula="of:=CONCATENATE(TRIM([.B12]);TRIM([.C12]))" office:value-type="string" office:string-value="w4Parsing">
            <text:p>w4Parsing</text:p>
          </table:table-cell>
        </table:table-row>
        <table:table-row table:style-name="ro4">
          <table:table-cell table:formula="of:=VALUE(RIGHT([.B13]; LEN([.B13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Xpath</text:p>
          </table:table-cell>
          <table:table-cell office:value-type="float" office:value="0.07403564453125">
            <text:p>0.0740356445</text:p>
          </table:table-cell>
          <table:table-cell table:formula="of:=CONCATENATE(TRIM([.B13]);TRIM([.C13]))" office:value-type="string" office:string-value="w4Xpath">
            <text:p>w4Xpath</text:p>
          </table:table-cell>
        </table:table-row>
        <table:table-row table:style-name="ro2">
          <table:table-cell table:formula="of:=VALUE(RIGHT([.B14]; LEN([.B14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Traversal</text:p>
          </table:table-cell>
          <table:table-cell office:value-type="float" office:value="541.0127563477">
            <text:p>541.0127563477</text:p>
          </table:table-cell>
          <table:table-cell table:formula="of:=CONCATENATE(TRIM([.B14]);TRIM([.C14]))" office:value-type="string" office:string-value="w5Traversal">
            <text:p>w5Traversal</text:p>
          </table:table-cell>
        </table:table-row>
        <table:table-row table:style-name="ro2">
          <table:table-cell table:formula="of:=VALUE(RIGHT([.B15]; LEN([.B15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Parsing</text:p>
          </table:table-cell>
          <table:table-cell office:value-type="float" office:value="40.215698242175">
            <text:p>40.2156982422</text:p>
          </table:table-cell>
          <table:table-cell table:formula="of:=CONCATENATE(TRIM([.B15]);TRIM([.C15]))" office:value-type="string" office:string-value="w5Parsing">
            <text:p>w5Parsing</text:p>
          </table:table-cell>
        </table:table-row>
        <table:table-row table:style-name="ro4">
          <table:table-cell table:formula="of:=VALUE(RIGHT([.B16]; LEN([.B1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Xpath</text:p>
          </table:table-cell>
          <table:table-cell office:value-type="float" office:value="0.159423828125">
            <text:p>0.1594238281</text:p>
          </table:table-cell>
          <table:table-cell table:formula="of:=CONCATENATE(TRIM([.B16]);TRIM([.C16]))" office:value-type="string" office:string-value="w5Xpath">
            <text:p>w5Xpath</text:p>
          </table:table-cell>
        </table:table-row>
        <table:table-row table:style-name="ro2">
          <table:table-cell table:formula="of:=VALUE(RIGHT([.B17]; LEN([.B1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Traversal</text:p>
          </table:table-cell>
          <table:table-cell office:value-type="float" office:value="1070.65173339984">
            <text:p>1070.6517333999</text:p>
          </table:table-cell>
          <table:table-cell table:formula="of:=CONCATENATE(TRIM([.B17]);TRIM([.C17]))" office:value-type="string" office:string-value="w6Traversal">
            <text:p>w6Traversal</text:p>
          </table:table-cell>
        </table:table-row>
        <table:table-row table:style-name="ro2">
          <table:table-cell table:formula="of:=VALUE(RIGHT([.B18]; LEN([.B18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Parsing</text:p>
          </table:table-cell>
          <table:table-cell office:value-type="float" office:value="79.1728515625">
            <text:p>79.1728515625</text:p>
          </table:table-cell>
          <table:table-cell table:formula="of:=CONCATENATE(TRIM([.B18]);TRIM([.C18]))" office:value-type="string" office:string-value="w6Parsing">
            <text:p>w6Parsing</text:p>
          </table:table-cell>
        </table:table-row>
        <table:table-row table:style-name="ro4">
          <table:table-cell table:formula="of:=VALUE(RIGHT([.B19]; LEN([.B19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Xpath</text:p>
          </table:table-cell>
          <table:table-cell office:value-type="float" office:value="0.29888916015625">
            <text:p>0.2988891602</text:p>
          </table:table-cell>
          <table:table-cell table:formula="of:=CONCATENATE(TRIM([.B19]);TRIM([.C19]))" office:value-type="string" office:string-value="w6Xpath">
            <text:p>w6Xpath</text:p>
          </table:table-cell>
        </table:table-row>
        <table:table-row table:style-name="ro2">
          <table:table-cell table:formula="of:=VALUE(RIGHT([.B20]; LEN([.B20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Traversal</text:p>
          </table:table-cell>
          <table:table-cell office:value-type="float" office:value="2095.91613769634">
            <text:p>2095.9161376964</text:p>
          </table:table-cell>
          <table:table-cell table:formula="of:=CONCATENATE(TRIM([.B20]);TRIM([.C20]))" office:value-type="string" office:string-value="w7Traversal">
            <text:p>w7Traversal</text:p>
          </table:table-cell>
        </table:table-row>
        <table:table-row table:style-name="ro2">
          <table:table-cell table:formula="of:=VALUE(RIGHT([.B21]; LEN([.B21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Parsing</text:p>
          </table:table-cell>
          <table:table-cell office:value-type="float" office:value="147.750366211">
            <text:p>147.750366211</text:p>
          </table:table-cell>
          <table:table-cell table:formula="of:=CONCATENATE(TRIM([.B21]);TRIM([.C21]))" office:value-type="string" office:string-value="w7Parsing">
            <text:p>w7Parsing</text:p>
          </table:table-cell>
        </table:table-row>
        <table:table-row table:style-name="ro4">
          <table:table-cell table:formula="of:=VALUE(RIGHT([.B22]; LEN([.B22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Xpath</text:p>
          </table:table-cell>
          <table:table-cell office:value-type="float" office:value="0.58404541015625">
            <text:p>0.5840454102</text:p>
          </table:table-cell>
          <table:table-cell table:formula="of:=CONCATENATE(TRIM([.B22]);TRIM([.C22]))" office:value-type="string" office:string-value="w7Xpath">
            <text:p>w7Xpath</text:p>
          </table:table-cell>
        </table:table-row>
        <table:table-row table:style-name="ro2">
          <table:table-cell table:formula="of:=VALUE(RIGHT([.B23]; LEN([.B23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Traversal</text:p>
          </table:table-cell>
          <table:table-cell office:value-type="float" office:value="4245.08251953231">
            <text:p>4245.0825195323</text:p>
          </table:table-cell>
          <table:table-cell table:formula="of:=CONCATENATE(TRIM([.B23]);TRIM([.C23]))" office:value-type="string" office:string-value="w8Traversal">
            <text:p>w8Traversal</text:p>
          </table:table-cell>
        </table:table-row>
        <table:table-row table:style-name="ro2">
          <table:table-cell table:formula="of:=VALUE(RIGHT([.B24]; LEN([.B24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Parsing</text:p>
          </table:table-cell>
          <table:table-cell office:value-type="float" office:value="306.424987793">
            <text:p>306.424987793</text:p>
          </table:table-cell>
          <table:table-cell table:formula="of:=CONCATENATE(TRIM([.B24]);TRIM([.C24]))" office:value-type="string" office:string-value="w8Parsing">
            <text:p>w8Parsing</text:p>
          </table:table-cell>
        </table:table-row>
        <table:table-row table:style-name="ro4">
          <table:table-cell table:formula="of:=VALUE(RIGHT([.B25]; LEN([.B25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Xpath</text:p>
          </table:table-cell>
          <table:table-cell office:value-type="float" office:value="1.2166748046875">
            <text:p>1.2166748047</text:p>
          </table:table-cell>
          <table:table-cell table:formula="of:=CONCATENATE(TRIM([.B25]);TRIM([.C25]))" office:value-type="string" office:string-value="w8Xpath">
            <text:p>w8Xpath</text:p>
          </table:table-cell>
        </table:table-row>
        <table:table-row table:style-name="ro2">
          <table:table-cell table:formula="of:=VALUE(RIGHT([.B26]; LEN([.B26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Traversal</text:p>
          </table:table-cell>
          <table:table-cell office:value-type="float" office:value="8402.255187988">
            <text:p>8402.255187988</text:p>
          </table:table-cell>
          <table:table-cell table:formula="of:=CONCATENATE(TRIM([.B26]);TRIM([.C26]))" office:value-type="string" office:string-value="w9Traversal">
            <text:p>w9Traversal</text:p>
          </table:table-cell>
        </table:table-row>
        <table:table-row table:style-name="ro2">
          <table:table-cell table:formula="of:=VALUE(RIGHT([.B27]; LEN([.B27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Parsing</text:p>
          </table:table-cell>
          <table:table-cell office:value-type="float" office:value="596.67706298825">
            <text:p>596.6770629883</text:p>
          </table:table-cell>
          <table:table-cell table:formula="of:=CONCATENATE(TRIM([.B27]);TRIM([.C27]))" office:value-type="string" office:string-value="w9Parsing">
            <text:p>w9Parsing</text:p>
          </table:table-cell>
        </table:table-row>
        <table:table-row table:style-name="ro4">
          <table:table-cell table:formula="of:=VALUE(RIGHT([.B28]; LEN([.B28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Xpath</text:p>
          </table:table-cell>
          <table:table-cell office:value-type="float" office:value="2.34423828125">
            <text:p>2.3442382813</text:p>
          </table:table-cell>
          <table:table-cell table:formula="of:=CONCATENATE(TRIM([.B28]);TRIM([.C28]))" office:value-type="string" office:string-value="w9Xpath">
            <text:p>w9Xpath</text:p>
          </table:table-cell>
        </table:table-row>
        <table:table-row table:style-name="ro2">
          <table:table-cell table:formula="of:=VALUE(RIGHT([.B29]; LEN([.B29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Traversal</text:p>
          </table:table-cell>
          <table:table-cell office:value-type="float" office:value="17003.1823730688">
            <text:p>17003.1823730688</text:p>
          </table:table-cell>
          <table:table-cell table:formula="of:=CONCATENATE(TRIM([.B29]);TRIM([.C29]))" office:value-type="string" office:string-value="w10Traversal">
            <text:p>w10Traversal</text:p>
          </table:table-cell>
        </table:table-row>
        <table:table-row table:style-name="ro2">
          <table:table-cell table:formula="of:=VALUE(RIGHT([.B30]; LEN([.B30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Parsing</text:p>
          </table:table-cell>
          <table:table-cell office:value-type="float" office:value="1231.815063475">
            <text:p>1231.815063475</text:p>
          </table:table-cell>
          <table:table-cell table:formula="of:=CONCATENATE(TRIM([.B30]);TRIM([.C30]))" office:value-type="string" office:string-value="w10Parsing">
            <text:p>w10Parsing</text:p>
          </table:table-cell>
        </table:table-row>
        <table:table-row table:style-name="ro4">
          <table:table-cell table:formula="of:=VALUE(RIGHT([.B31]; LEN([.B3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Xpath</text:p>
          </table:table-cell>
          <table:table-cell office:value-type="float" office:value="4.71142578125">
            <text:p>4.7114257813</text:p>
          </table:table-cell>
          <table:table-cell table:formula="of:=CONCATENATE(TRIM([.B31]);TRIM([.C31]))" office:value-type="string" office:string-value="w10Xpath">
            <text:p>w10Xpath</text:p>
          </table:table-cell>
        </table:table-row>
        <table:table-row table:style-name="ro2">
          <table:table-cell table:formula="of:=VALUE(RIGHT([.B32]; LEN([.B3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Traversal</text:p>
          </table:table-cell>
          <table:table-cell office:value-type="float" office:value="34281.1465454127">
            <text:p>34281.1465454127</text:p>
          </table:table-cell>
          <table:table-cell table:formula="of:=CONCATENATE(TRIM([.B32]);TRIM([.C32]))" office:value-type="string" office:string-value="w11Traversal">
            <text:p>w11Traversal</text:p>
          </table:table-cell>
        </table:table-row>
        <table:table-row table:style-name="ro2">
          <table:table-cell table:formula="of:=VALUE(RIGHT([.B33]; LEN([.B33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Parsing</text:p>
          </table:table-cell>
          <table:table-cell office:value-type="float" office:value="2452.5677490225">
            <text:p>2452.5677490225</text:p>
          </table:table-cell>
          <table:table-cell table:formula="of:=CONCATENATE(TRIM([.B33]);TRIM([.C33]))" office:value-type="string" office:string-value="w11Parsing">
            <text:p>w11Parsing</text:p>
          </table:table-cell>
        </table:table-row>
        <table:table-row table:style-name="ro4">
          <table:table-cell table:formula="of:=VALUE(RIGHT([.B34]; LEN([.B34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Xpath</text:p>
          </table:table-cell>
          <table:table-cell office:value-type="float" office:value="9.451110839845">
            <text:p>9.4511108398</text:p>
          </table:table-cell>
          <table:table-cell table:formula="of:=CONCATENATE(TRIM([.B34]);TRIM([.C34]))" office:value-type="string" office:string-value="w11Xpath">
            <text:p>w11Xpath</text:p>
          </table:table-cell>
        </table:table-row>
        <table:table-row table:style-name="ro2">
          <table:table-cell table:formula="of:=VALUE(RIGHT([.B35]; LEN([.B35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Traversal</text:p>
          </table:table-cell>
          <table:table-cell office:value-type="float" office:value="73833.7446289078">
            <text:p>73833.7446289078</text:p>
          </table:table-cell>
          <table:table-cell table:formula="of:=CONCATENATE(TRIM([.B35]);TRIM([.C35]))" office:value-type="string" office:string-value="w12Traversal">
            <text:p>w12Traversal</text:p>
          </table:table-cell>
        </table:table-row>
        <table:table-row table:style-name="ro2">
          <table:table-cell table:formula="of:=VALUE(RIGHT([.B36]; LEN([.B36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Parsing</text:p>
          </table:table-cell>
          <table:table-cell office:value-type="float" office:value="4907.5612182625">
            <text:p>4907.5612182625</text:p>
          </table:table-cell>
          <table:table-cell table:formula="of:=CONCATENATE(TRIM([.B36]);TRIM([.C36]))" office:value-type="string" office:string-value="w12Parsing">
            <text:p>w12Parsing</text:p>
          </table:table-cell>
        </table:table-row>
        <table:table-row table:style-name="ro4">
          <table:table-cell table:formula="of:=VALUE(RIGHT([.B37]; LEN([.B37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Xpath</text:p>
          </table:table-cell>
          <table:table-cell office:value-type="float" office:value="19.1248779297">
            <text:p>19.1248779297</text:p>
          </table:table-cell>
          <table:table-cell table:formula="of:=CONCATENATE(TRIM([.B37]);TRIM([.C37]))" office:value-type="string" office:string-value="w12Xpath">
            <text:p>w12Xpath</text:p>
          </table:table-cell>
        </table:table-row>
        <table:table-row table:style-name="ro2">
          <table:table-cell table:formula="of:=VALUE(RIGHT([.B38]; LEN([.B38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Traversal</text:p>
          </table:table-cell>
          <table:table-cell office:value-type="float" office:value="138491.489135638">
            <text:p>138491.489135638</text:p>
          </table:table-cell>
          <table:table-cell table:formula="of:=CONCATENATE(TRIM([.B38]);TRIM([.C38]))" office:value-type="string" office:string-value="w13Traversal">
            <text:p>w13Traversal</text:p>
          </table:table-cell>
        </table:table-row>
        <table:table-row table:style-name="ro2">
          <table:table-cell table:formula="of:=VALUE(RIGHT([.B39]; LEN([.B39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Parsing</text:p>
          </table:table-cell>
          <table:table-cell office:value-type="float" office:value="9922.3671264675">
            <text:p>9922.3671264675</text:p>
          </table:table-cell>
          <table:table-cell table:formula="of:=CONCATENATE(TRIM([.B39]);TRIM([.C39]))" office:value-type="string" office:string-value="w13Parsing">
            <text:p>w13Parsing</text:p>
          </table:table-cell>
        </table:table-row>
        <table:table-row table:style-name="ro4">
          <table:table-cell table:formula="of:=VALUE(RIGHT([.B40]; LEN([.B40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Xpath</text:p>
          </table:table-cell>
          <table:table-cell office:value-type="float" office:value="38.062316894525">
            <text:p>38.0623168945</text:p>
          </table:table-cell>
          <table:table-cell table:formula="of:=CONCATENATE(TRIM([.B40]);TRIM([.C40]))" office:value-type="string" office:string-value="w13Xpath">
            <text:p>w13Xpath</text:p>
          </table:table-cell>
        </table:table-row>
        <table:table-row table:style-name="ro2">
          <table:table-cell table:formula="of:=VALUE(RIGHT([.B41]; LEN([.B41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Traversal</text:p>
          </table:table-cell>
          <table:table-cell office:value-type="float" office:value="7468307.29142373">
            <text:p>7468307.29142373</text:p>
          </table:table-cell>
          <table:table-cell table:formula="of:=CONCATENATE(TRIM([.B41]);TRIM([.C41]))" office:value-type="string" office:string-value="w14Traversal">
            <text:p>w14Traversal</text:p>
          </table:table-cell>
        </table:table-row>
        <table:table-row table:style-name="ro2">
          <table:table-cell table:formula="of:=VALUE(RIGHT([.B42]; LEN([.B42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Parsing</text:p>
          </table:table-cell>
          <table:table-cell office:value-type="float" office:value="37840.1127929667">
            <text:p>37840.1127929667</text:p>
          </table:table-cell>
          <table:table-cell table:formula="of:=CONCATENATE(TRIM([.B42]);TRIM([.C42]))" office:value-type="string" office:string-value="w14Parsing">
            <text:p>w14Parsing</text:p>
          </table:table-cell>
        </table:table-row>
        <table:table-row table:style-name="ro4">
          <table:table-cell table:formula="of:=VALUE(RIGHT([.B43]; LEN([.B43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Xpath</text:p>
          </table:table-cell>
          <table:table-cell office:value-type="float" office:value="142.476806640667">
            <text:p>142.4768066407</text:p>
          </table:table-cell>
          <table:table-cell table:formula="of:=CONCATENATE(TRIM([.B43]);TRIM([.C43]))" office:value-type="string" office:string-value="w14Xpath">
            <text:p>w14Xpath</text:p>
          </table:table-cell>
        </table:table-row>
        <table:table-row table:style-name="ro2" table:number-rows-repeated="104851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ggplot2" table:style-name="ta1"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row table:style-name="ro1">
          <table:table-cell office:value-type="string">
            <text:p>Number</text:p>
          </table:table-cell>
          <table:table-cell office:value-type="string">
            <text:p>Workload</text:p>
          </table:table-cell>
          <table:table-cell office:value-type="string">
            <text:p>Structure</text:p>
          </table:table-cell>
          <table:table-cell office:value-type="string">
            <text:p>Traversal</text:p>
          </table:table-cell>
          <table:table-cell office:value-type="string">
            <text:p>Parsing</text:p>
          </table:table-cell>
          <table:table-cell office:value-type="string">
            <text:p>Xpath</text:p>
          </table:table-cell>
          <table:table-cell table:number-columns-repeated="2"/>
        </table:table-row>
        <table:table-row table:style-name="ro2">
          <table:table-cell table:formula="of:=VALUE(RIGHT([.B2]; LEN([.B2])-1))"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1</text:p>
          </table:table-cell>
          <table:table-cell table:formula="of:=SUMIF([RefineB.$E$1:.$E$43]; CONCATENATE(TRIM([.B2]);TRIM([.$D$1])); [RefineB.$D$1:.$D$43])" office:value-type="float" office:value="34.0714111328225">
            <text:p>34.0714111328</text:p>
          </table:table-cell>
          <table:table-cell table:formula="of:=SUMIF([RefineB.$E$1:.$E$43]; CONCATENATE(TRIM([.B2]);TRIM([.$E$1])); [RefineB.$D$1:.$D$43])" office:value-type="float" office:value="2.3598632812525">
            <text:p>2.3598632813</text:p>
          </table:table-cell>
          <table:table-cell table:formula="of:=SUMIF([RefineB.$E$1:.$E$43]; CONCATENATE(TRIM([.B2]);TRIM([.$F$1])); [RefineB.$D$1:.$D$43])" office:value-type="float" office:value="0.009033203125">
            <text:p>0.0090332031</text:p>
          </table:table-cell>
          <table:table-cell/>
          <table:table-cell table:style-name="ce19" table:formula="of:=CONCATENATE(&quot;{&quot;;[.B2];&quot;} &amp; &quot;;&quot;{\tablenum[table-format=4.2]{&quot;;ROUND([.D2];2);&quot;}} &amp; &quot;;&quot;{\tablenum[table-format=4.2]{&quot;;ROUND([.E2];2);&quot;}} &amp; &quot;;&quot;{\tablenum[table-format=4.2]{&quot;;ROUND([.F2];2);&quot;}} &amp; &quot;;&quot;{\tablenum[table-format=4.2]{&quot;;ROUND([.D17];2);&quot;}} &amp; &quot;;&quot;{\tablenum[table-format=4.2]{&quot;;ROUND([.E17];2);&quot;}} &amp; &quot;;&quot;{\tablenum[table-format=4.2]{&quot;;ROUND([.F17];2);&quot;}} &amp; &quot;;&quot;{\tablenum[table-format=4.2]{&quot;;ROUND([.D32];2);&quot;}} &amp; &quot;;&quot;{\tablenum[table-format=4.2]{&quot;;ROUND([.E32];2);&quot;}} &amp; &quot;;&quot;{\tablenum[table-format=4.2]{&quot;;ROUND([.F32];2);&quot;}} \\ &quot;)" office:value-type="string" office:string-value="{w1} &amp; {\tablenum[table-format=4.2]{34.07}} &amp; {\tablenum[table-format=4.2]{2.36}} &amp; {\tablenum[table-format=4.2]{0.01}} &amp; {\tablenum[table-format=4.2]{0}} &amp; {\tablenum[table-format=4.2]{0}} &amp; {\tablenum[table-format=4.2]{0}} &amp; {\tablenum[table-format=4.2]{0}} &amp; {\tablenum[table-format=4.2]{0}} &amp; {\tablenum[table-format=4.2]{0}} \\ ">
            <text:p>{w1} &amp; {\tablenum[table-format=4.2]{34.07}} &amp; {\tablenum[table-format=4.2]{2.36}} &amp; {\tablenum[table-format=4.2]{0.01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3]; LEN([.B3])-1))"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1</text:p>
          </table:table-cell>
          <table:table-cell table:formula="of:=SUMIF([RefineB.$E$1:.$E$43]; CONCATENATE(TRIM([.B3]);TRIM([.$D$1])); [RefineB.$D$1:.$D$43])" office:value-type="float" office:value="61.8439941406325">
            <text:p>61.8439941406</text:p>
          </table:table-cell>
          <table:table-cell table:formula="of:=SUMIF([RefineB.$E$1:.$E$43]; CONCATENATE(TRIM([.B3]);TRIM([.$E$1])); [RefineB.$D$1:.$D$43])" office:value-type="float" office:value="3.6510620117175">
            <text:p>3.6510620117</text:p>
          </table:table-cell>
          <table:table-cell table:formula="of:=SUMIF([RefineB.$E$1:.$E$43]; CONCATENATE(TRIM([.B3]);TRIM([.$F$1])); [RefineB.$D$1:.$D$43])" office:value-type="float" office:value="0.015869140625">
            <text:p>0.0158691406</text:p>
          </table:table-cell>
          <table:table-cell/>
          <table:table-cell table:style-name="ce19" table:formula="of:=CONCATENATE(&quot;{&quot;;[.B3];&quot;} &amp; &quot;;&quot;{\tablenum[table-format=4.2]{&quot;;ROUND([.D3];2);&quot;}} &amp; &quot;;&quot;{\tablenum[table-format=4.2]{&quot;;ROUND([.E3];2);&quot;}} &amp; &quot;;&quot;{\tablenum[table-format=4.2]{&quot;;ROUND([.F3];2);&quot;}} &amp; &quot;;&quot;{\tablenum[table-format=4.2]{&quot;;ROUND([.D18];2);&quot;}} &amp; &quot;;&quot;{\tablenum[table-format=4.2]{&quot;;ROUND([.E18];2);&quot;}} &amp; &quot;;&quot;{\tablenum[table-format=4.2]{&quot;;ROUND([.F18];2);&quot;}} &amp; &quot;;&quot;{\tablenum[table-format=4.2]{&quot;;ROUND([.D33];2);&quot;}} &amp; &quot;;&quot;{\tablenum[table-format=4.2]{&quot;;ROUND([.E33];2);&quot;}} &amp; &quot;;&quot;{\tablenum[table-format=4.2]{&quot;;ROUND([.F33];2);&quot;}} \\ &quot;)" office:value-type="string" office:string-value="{w2} &amp; {\tablenum[table-format=4.2]{61.84}} &amp; {\tablenum[table-format=4.2]{3.65}} &amp; {\tablenum[table-format=4.2]{0.02}} &amp; {\tablenum[table-format=4.2]{0}} &amp; {\tablenum[table-format=4.2]{0}} &amp; {\tablenum[table-format=4.2]{0}} &amp; {\tablenum[table-format=4.2]{0}} &amp; {\tablenum[table-format=4.2]{0}} &amp; {\tablenum[table-format=4.2]{0}} \\ ">
            <text:p>{w2} &amp; {\tablenum[table-format=4.2]{61.84}} &amp; {\tablenum[table-format=4.2]{3.65}} &amp; {\tablenum[table-format=4.2]{0.02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4]; LEN([.B4])-1))"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1</text:p>
          </table:table-cell>
          <table:table-cell table:formula="of:=SUMIF([RefineB.$E$1:.$E$43]; CONCATENATE(TRIM([.B4]);TRIM([.$D$1])); [RefineB.$D$1:.$D$43])" office:value-type="float" office:value="139.449340820125">
            <text:p>139.4493408201</text:p>
          </table:table-cell>
          <table:table-cell table:formula="of:=SUMIF([RefineB.$E$1:.$E$43]; CONCATENATE(TRIM([.B4]);TRIM([.$E$1])); [RefineB.$D$1:.$D$43])" office:value-type="float" office:value="10.749206543">
            <text:p>10.749206543</text:p>
          </table:table-cell>
          <table:table-cell table:formula="of:=SUMIF([RefineB.$E$1:.$E$43]; CONCATENATE(TRIM([.B4]);TRIM([.$F$1])); [RefineB.$D$1:.$D$43])" office:value-type="float" office:value="0.042236328125">
            <text:p>0.0422363281</text:p>
          </table:table-cell>
          <table:table-cell/>
          <table:table-cell table:style-name="ce19" table:formula="of:=CONCATENATE(&quot;{&quot;;[.B4];&quot;} &amp; &quot;;&quot;{\tablenum[table-format=4.2]{&quot;;ROUND([.D4];2);&quot;}} &amp; &quot;;&quot;{\tablenum[table-format=4.2]{&quot;;ROUND([.E4];2);&quot;}} &amp; &quot;;&quot;{\tablenum[table-format=4.2]{&quot;;ROUND([.F4];2);&quot;}} &amp; &quot;;&quot;{\tablenum[table-format=4.2]{&quot;;ROUND([.D19];2);&quot;}} &amp; &quot;;&quot;{\tablenum[table-format=4.2]{&quot;;ROUND([.E19];2);&quot;}} &amp; &quot;;&quot;{\tablenum[table-format=4.2]{&quot;;ROUND([.F19];2);&quot;}} &amp; &quot;;&quot;{\tablenum[table-format=4.2]{&quot;;ROUND([.D34];2);&quot;}} &amp; &quot;;&quot;{\tablenum[table-format=4.2]{&quot;;ROUND([.E34];2);&quot;}} &amp; &quot;;&quot;{\tablenum[table-format=4.2]{&quot;;ROUND([.F34];2);&quot;}} \\ &quot;)" office:value-type="string" office:string-value="{w3} &amp; {\tablenum[table-format=4.2]{139.45}} &amp; {\tablenum[table-format=4.2]{10.75}} &amp; {\tablenum[table-format=4.2]{0.04}} &amp; {\tablenum[table-format=4.2]{0}} &amp; {\tablenum[table-format=4.2]{0}} &amp; {\tablenum[table-format=4.2]{0}} &amp; {\tablenum[table-format=4.2]{0}} &amp; {\tablenum[table-format=4.2]{0}} &amp; {\tablenum[table-format=4.2]{0}} \\ ">
            <text:p>{w3} &amp; {\tablenum[table-format=4.2]{139.45}} &amp; {\tablenum[table-format=4.2]{10.75}} &amp; {\tablenum[table-format=4.2]{0.04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5]; LEN([.B5])-1))"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1</text:p>
          </table:table-cell>
          <table:table-cell table:formula="of:=SUMIF([RefineB.$E$1:.$E$43]; CONCATENATE(TRIM([.B5]);TRIM([.$D$1])); [RefineB.$D$1:.$D$43])" office:value-type="float" office:value="263.565490722894">
            <text:p>263.5654907229</text:p>
          </table:table-cell>
          <table:table-cell table:formula="of:=SUMIF([RefineB.$E$1:.$E$43]; CONCATENATE(TRIM([.B5]);TRIM([.$E$1])); [RefineB.$D$1:.$D$43])" office:value-type="float" office:value="18.841735839825">
            <text:p>18.8417358398</text:p>
          </table:table-cell>
          <table:table-cell table:formula="of:=SUMIF([RefineB.$E$1:.$E$43]; CONCATENATE(TRIM([.B5]);TRIM([.$F$1])); [RefineB.$D$1:.$D$43])" office:value-type="float" office:value="0.07403564453125">
            <text:p>0.0740356445</text:p>
          </table:table-cell>
          <table:table-cell/>
          <table:table-cell table:style-name="ce19" table:formula="of:=CONCATENATE(&quot;{&quot;;[.B5];&quot;} &amp; &quot;;&quot;{\tablenum[table-format=4.2]{&quot;;ROUND([.D5];2);&quot;}} &amp; &quot;;&quot;{\tablenum[table-format=4.2]{&quot;;ROUND([.E5];2);&quot;}} &amp; &quot;;&quot;{\tablenum[table-format=4.2]{&quot;;ROUND([.F5];2);&quot;}} &amp; &quot;;&quot;{\tablenum[table-format=4.2]{&quot;;ROUND([.D20];2);&quot;}} &amp; &quot;;&quot;{\tablenum[table-format=4.2]{&quot;;ROUND([.E20];2);&quot;}} &amp; &quot;;&quot;{\tablenum[table-format=4.2]{&quot;;ROUND([.F20];2);&quot;}} &amp; &quot;;&quot;{\tablenum[table-format=4.2]{&quot;;ROUND([.D35];2);&quot;}} &amp; &quot;;&quot;{\tablenum[table-format=4.2]{&quot;;ROUND([.E35];2);&quot;}} &amp; &quot;;&quot;{\tablenum[table-format=4.2]{&quot;;ROUND([.F35];2);&quot;}} \\ &quot;)" office:value-type="string" office:string-value="{w4} &amp; {\tablenum[table-format=4.2]{263.57}} &amp; {\tablenum[table-format=4.2]{18.84}} &amp; {\tablenum[table-format=4.2]{0.07}} &amp; {\tablenum[table-format=4.2]{0}} &amp; {\tablenum[table-format=4.2]{0}} &amp; {\tablenum[table-format=4.2]{0}} &amp; {\tablenum[table-format=4.2]{0}} &amp; {\tablenum[table-format=4.2]{0}} &amp; {\tablenum[table-format=4.2]{0}} \\ ">
            <text:p>{w4} &amp; {\tablenum[table-format=4.2]{263.57}} &amp; {\tablenum[table-format=4.2]{18.84}} &amp; {\tablenum[table-format=4.2]{0.07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6]; LEN([.B6])-1))"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1</text:p>
          </table:table-cell>
          <table:table-cell table:formula="of:=SUMIF([RefineB.$E$1:.$E$43]; CONCATENATE(TRIM([.B6]);TRIM([.$D$1])); [RefineB.$D$1:.$D$43])" office:value-type="float" office:value="541.0127563477">
            <text:p>541.0127563477</text:p>
          </table:table-cell>
          <table:table-cell table:formula="of:=SUMIF([RefineB.$E$1:.$E$43]; CONCATENATE(TRIM([.B6]);TRIM([.$E$1])); [RefineB.$D$1:.$D$43])" office:value-type="float" office:value="40.215698242175">
            <text:p>40.2156982422</text:p>
          </table:table-cell>
          <table:table-cell table:formula="of:=SUMIF([RefineB.$E$1:.$E$43]; CONCATENATE(TRIM([.B6]);TRIM([.$F$1])); [RefineB.$D$1:.$D$43])" office:value-type="float" office:value="0.159423828125">
            <text:p>0.1594238281</text:p>
          </table:table-cell>
          <table:table-cell/>
          <table:table-cell table:style-name="ce19" table:formula="of:=CONCATENATE(&quot;{&quot;;[.B6];&quot;} &amp; &quot;;&quot;{\tablenum[table-format=4.2]{&quot;;ROUND([.D6];2);&quot;}} &amp; &quot;;&quot;{\tablenum[table-format=4.2]{&quot;;ROUND([.E6];2);&quot;}} &amp; &quot;;&quot;{\tablenum[table-format=4.2]{&quot;;ROUND([.F6];2);&quot;}} &amp; &quot;;&quot;{\tablenum[table-format=4.2]{&quot;;ROUND([.D21];2);&quot;}} &amp; &quot;;&quot;{\tablenum[table-format=4.2]{&quot;;ROUND([.E21];2);&quot;}} &amp; &quot;;&quot;{\tablenum[table-format=4.2]{&quot;;ROUND([.F21];2);&quot;}} &amp; &quot;;&quot;{\tablenum[table-format=4.2]{&quot;;ROUND([.D36];2);&quot;}} &amp; &quot;;&quot;{\tablenum[table-format=4.2]{&quot;;ROUND([.E36];2);&quot;}} &amp; &quot;;&quot;{\tablenum[table-format=4.2]{&quot;;ROUND([.F36];2);&quot;}} \\ &quot;)" office:value-type="string" office:string-value="{w5} &amp; {\tablenum[table-format=4.2]{541.01}} &amp; {\tablenum[table-format=4.2]{40.22}} &amp; {\tablenum[table-format=4.2]{0.16}} &amp; {\tablenum[table-format=4.2]{0}} &amp; {\tablenum[table-format=4.2]{0}} &amp; {\tablenum[table-format=4.2]{0}} &amp; {\tablenum[table-format=4.2]{0}} &amp; {\tablenum[table-format=4.2]{0}} &amp; {\tablenum[table-format=4.2]{0}} \\ ">
            <text:p>{w5} &amp; {\tablenum[table-format=4.2]{541.01}} &amp; {\tablenum[table-format=4.2]{40.22}} &amp; {\tablenum[table-format=4.2]{0.16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7]; LEN([.B7])-1))"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1</text:p>
          </table:table-cell>
          <table:table-cell table:formula="of:=SUMIF([RefineB.$E$1:.$E$43]; CONCATENATE(TRIM([.B7]);TRIM([.$D$1])); [RefineB.$D$1:.$D$43])" office:value-type="float" office:value="1070.65173339984">
            <text:p>1070.6517333999</text:p>
          </table:table-cell>
          <table:table-cell table:formula="of:=SUMIF([RefineB.$E$1:.$E$43]; CONCATENATE(TRIM([.B7]);TRIM([.$E$1])); [RefineB.$D$1:.$D$43])" office:value-type="float" office:value="79.1728515625">
            <text:p>79.1728515625</text:p>
          </table:table-cell>
          <table:table-cell table:formula="of:=SUMIF([RefineB.$E$1:.$E$43]; CONCATENATE(TRIM([.B7]);TRIM([.$F$1])); [RefineB.$D$1:.$D$43])" office:value-type="float" office:value="0.29888916015625">
            <text:p>0.2988891602</text:p>
          </table:table-cell>
          <table:table-cell/>
          <table:table-cell table:style-name="ce19" table:formula="of:=CONCATENATE(&quot;{&quot;;[.B7];&quot;} &amp; &quot;;&quot;{\tablenum[table-format=4.2]{&quot;;ROUND([.D7];2);&quot;}} &amp; &quot;;&quot;{\tablenum[table-format=4.2]{&quot;;ROUND([.E7];2);&quot;}} &amp; &quot;;&quot;{\tablenum[table-format=4.2]{&quot;;ROUND([.F7];2);&quot;}} &amp; &quot;;&quot;{\tablenum[table-format=4.2]{&quot;;ROUND([.D22];2);&quot;}} &amp; &quot;;&quot;{\tablenum[table-format=4.2]{&quot;;ROUND([.E22];2);&quot;}} &amp; &quot;;&quot;{\tablenum[table-format=4.2]{&quot;;ROUND([.F22];2);&quot;}} &amp; &quot;;&quot;{\tablenum[table-format=4.2]{&quot;;ROUND([.D37];2);&quot;}} &amp; &quot;;&quot;{\tablenum[table-format=4.2]{&quot;;ROUND([.E37];2);&quot;}} &amp; &quot;;&quot;{\tablenum[table-format=4.2]{&quot;;ROUND([.F37];2);&quot;}} \\ &quot;)" office:value-type="string" office:string-value="{w6} &amp; {\tablenum[table-format=4.2]{1070.65}} &amp; {\tablenum[table-format=4.2]{79.17}} &amp; {\tablenum[table-format=4.2]{0.3}} &amp; {\tablenum[table-format=4.2]{0}} &amp; {\tablenum[table-format=4.2]{0}} &amp; {\tablenum[table-format=4.2]{0}} &amp; {\tablenum[table-format=4.2]{0}} &amp; {\tablenum[table-format=4.2]{0}} &amp; {\tablenum[table-format=4.2]{0}} \\ ">
            <text:p>{w6} &amp; {\tablenum[table-format=4.2]{1070.65}} &amp; {\tablenum[table-format=4.2]{79.17}} &amp; {\tablenum[table-format=4.2]{0.3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8]; LEN([.B8])-1))"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1</text:p>
          </table:table-cell>
          <table:table-cell table:formula="of:=SUMIF([RefineB.$E$1:.$E$43]; CONCATENATE(TRIM([.B8]);TRIM([.$D$1])); [RefineB.$D$1:.$D$43])" office:value-type="float" office:value="2095.91613769634">
            <text:p>2095.9161376964</text:p>
          </table:table-cell>
          <table:table-cell table:formula="of:=SUMIF([RefineB.$E$1:.$E$43]; CONCATENATE(TRIM([.B8]);TRIM([.$E$1])); [RefineB.$D$1:.$D$43])" office:value-type="float" office:value="147.750366211">
            <text:p>147.750366211</text:p>
          </table:table-cell>
          <table:table-cell table:formula="of:=SUMIF([RefineB.$E$1:.$E$43]; CONCATENATE(TRIM([.B8]);TRIM([.$F$1])); [RefineB.$D$1:.$D$43])" office:value-type="float" office:value="0.58404541015625">
            <text:p>0.5840454102</text:p>
          </table:table-cell>
          <table:table-cell/>
          <table:table-cell table:style-name="ce19" table:formula="of:=CONCATENATE(&quot;{&quot;;[.B8];&quot;} &amp; &quot;;&quot;{\tablenum[table-format=4.2]{&quot;;ROUND([.D8];2);&quot;}} &amp; &quot;;&quot;{\tablenum[table-format=4.2]{&quot;;ROUND([.E8];2);&quot;}} &amp; &quot;;&quot;{\tablenum[table-format=4.2]{&quot;;ROUND([.F8];2);&quot;}} &amp; &quot;;&quot;{\tablenum[table-format=4.2]{&quot;;ROUND([.D23];2);&quot;}} &amp; &quot;;&quot;{\tablenum[table-format=4.2]{&quot;;ROUND([.E23];2);&quot;}} &amp; &quot;;&quot;{\tablenum[table-format=4.2]{&quot;;ROUND([.F23];2);&quot;}} &amp; &quot;;&quot;{\tablenum[table-format=4.2]{&quot;;ROUND([.D38];2);&quot;}} &amp; &quot;;&quot;{\tablenum[table-format=4.2]{&quot;;ROUND([.E38];2);&quot;}} &amp; &quot;;&quot;{\tablenum[table-format=4.2]{&quot;;ROUND([.F38];2);&quot;}} \\ &quot;)" office:value-type="string" office:string-value="{w7} &amp; {\tablenum[table-format=4.2]{2095.92}} &amp; {\tablenum[table-format=4.2]{147.75}} &amp; {\tablenum[table-format=4.2]{0.58}} &amp; {\tablenum[table-format=4.2]{0}} &amp; {\tablenum[table-format=4.2]{0}} &amp; {\tablenum[table-format=4.2]{0}} &amp; {\tablenum[table-format=4.2]{0}} &amp; {\tablenum[table-format=4.2]{0}} &amp; {\tablenum[table-format=4.2]{0}} \\ ">
            <text:p>{w7} &amp; {\tablenum[table-format=4.2]{2095.92}} &amp; {\tablenum[table-format=4.2]{147.75}} &amp; {\tablenum[table-format=4.2]{0.58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9]; LEN([.B9])-1))"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1</text:p>
          </table:table-cell>
          <table:table-cell table:formula="of:=SUMIF([RefineB.$E$1:.$E$43]; CONCATENATE(TRIM([.B9]);TRIM([.$D$1])); [RefineB.$D$1:.$D$43])" office:value-type="float" office:value="4245.08251953231">
            <text:p>4245.0825195323</text:p>
          </table:table-cell>
          <table:table-cell table:formula="of:=SUMIF([RefineB.$E$1:.$E$43]; CONCATENATE(TRIM([.B9]);TRIM([.$E$1])); [RefineB.$D$1:.$D$43])" office:value-type="float" office:value="306.424987793">
            <text:p>306.424987793</text:p>
          </table:table-cell>
          <table:table-cell table:formula="of:=SUMIF([RefineB.$E$1:.$E$43]; CONCATENATE(TRIM([.B9]);TRIM([.$F$1])); [RefineB.$D$1:.$D$43])" office:value-type="float" office:value="1.2166748046875">
            <text:p>1.2166748047</text:p>
          </table:table-cell>
          <table:table-cell/>
          <table:table-cell table:style-name="ce19" table:formula="of:=CONCATENATE(&quot;{&quot;;[.B9];&quot;} &amp; &quot;;&quot;{\tablenum[table-format=4.2]{&quot;;ROUND([.D9];2);&quot;}} &amp; &quot;;&quot;{\tablenum[table-format=4.2]{&quot;;ROUND([.E9];2);&quot;}} &amp; &quot;;&quot;{\tablenum[table-format=4.2]{&quot;;ROUND([.F9];2);&quot;}} &amp; &quot;;&quot;{\tablenum[table-format=4.2]{&quot;;ROUND([.D24];2);&quot;}} &amp; &quot;;&quot;{\tablenum[table-format=4.2]{&quot;;ROUND([.E24];2);&quot;}} &amp; &quot;;&quot;{\tablenum[table-format=4.2]{&quot;;ROUND([.F24];2);&quot;}} &amp; &quot;;&quot;{\tablenum[table-format=4.2]{&quot;;ROUND([.D39];2);&quot;}} &amp; &quot;;&quot;{\tablenum[table-format=4.2]{&quot;;ROUND([.E39];2);&quot;}} &amp; &quot;;&quot;{\tablenum[table-format=4.2]{&quot;;ROUND([.F39];2);&quot;}} \\ &quot;)" office:value-type="string" office:string-value="{w8} &amp; {\tablenum[table-format=4.2]{4245.08}} &amp; {\tablenum[table-format=4.2]{306.42}} &amp; {\tablenum[table-format=4.2]{1.22}} &amp; {\tablenum[table-format=4.2]{0}} &amp; {\tablenum[table-format=4.2]{0}} &amp; {\tablenum[table-format=4.2]{0}} &amp; {\tablenum[table-format=4.2]{0}} &amp; {\tablenum[table-format=4.2]{0}} &amp; {\tablenum[table-format=4.2]{0}} \\ ">
            <text:p>{w8} &amp; {\tablenum[table-format=4.2]{4245.08}} &amp; {\tablenum[table-format=4.2]{306.42}} &amp; {\tablenum[table-format=4.2]{1.22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0]; LEN([.B10])-1))"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1</text:p>
          </table:table-cell>
          <table:table-cell table:formula="of:=SUMIF([RefineB.$E$1:.$E$43]; CONCATENATE(TRIM([.B10]);TRIM([.$D$1])); [RefineB.$D$1:.$D$43])" office:value-type="float" office:value="8402.255187988">
            <text:p>8402.255187988</text:p>
          </table:table-cell>
          <table:table-cell table:formula="of:=SUMIF([RefineB.$E$1:.$E$43]; CONCATENATE(TRIM([.B10]);TRIM([.$E$1])); [RefineB.$D$1:.$D$43])" office:value-type="float" office:value="596.67706298825">
            <text:p>596.6770629883</text:p>
          </table:table-cell>
          <table:table-cell table:formula="of:=SUMIF([RefineB.$E$1:.$E$43]; CONCATENATE(TRIM([.B10]);TRIM([.$F$1])); [RefineB.$D$1:.$D$43])" office:value-type="float" office:value="2.34423828125">
            <text:p>2.3442382813</text:p>
          </table:table-cell>
          <table:table-cell/>
          <table:table-cell table:style-name="ce19" table:formula="of:=CONCATENATE(&quot;{&quot;;[.B10];&quot;} &amp; &quot;;&quot;{\tablenum[table-format=4.2]{&quot;;ROUND([.D10];2);&quot;}} &amp; &quot;;&quot;{\tablenum[table-format=4.2]{&quot;;ROUND([.E10];2);&quot;}} &amp; &quot;;&quot;{\tablenum[table-format=4.2]{&quot;;ROUND([.F10];2);&quot;}} &amp; &quot;;&quot;{\tablenum[table-format=4.2]{&quot;;ROUND([.D25];2);&quot;}} &amp; &quot;;&quot;{\tablenum[table-format=4.2]{&quot;;ROUND([.E25];2);&quot;}} &amp; &quot;;&quot;{\tablenum[table-format=4.2]{&quot;;ROUND([.F25];2);&quot;}} &amp; &quot;;&quot;{\tablenum[table-format=4.2]{&quot;;ROUND([.D40];2);&quot;}} &amp; &quot;;&quot;{\tablenum[table-format=4.2]{&quot;;ROUND([.E40];2);&quot;}} &amp; &quot;;&quot;{\tablenum[table-format=4.2]{&quot;;ROUND([.F40];2);&quot;}} \\ &quot;)" office:value-type="string" office:string-value="{w9} &amp; {\tablenum[table-format=4.2]{8402.26}} &amp; {\tablenum[table-format=4.2]{596.68}} &amp; {\tablenum[table-format=4.2]{2.34}} &amp; {\tablenum[table-format=4.2]{0}} &amp; {\tablenum[table-format=4.2]{0}} &amp; {\tablenum[table-format=4.2]{0}} &amp; {\tablenum[table-format=4.2]{0}} &amp; {\tablenum[table-format=4.2]{0}} &amp; {\tablenum[table-format=4.2]{0}} \\ ">
            <text:p>{w9} &amp; {\tablenum[table-format=4.2]{8402.26}} &amp; {\tablenum[table-format=4.2]{596.68}} &amp; {\tablenum[table-format=4.2]{2.34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1]; LEN([.B11])-1))"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1</text:p>
          </table:table-cell>
          <table:table-cell table:formula="of:=SUMIF([RefineB.$E$1:.$E$43]; CONCATENATE(TRIM([.B11]);TRIM([.$D$1])); [RefineB.$D$1:.$D$43])" office:value-type="float" office:value="17003.1823730688">
            <text:p>17003.1823730688</text:p>
          </table:table-cell>
          <table:table-cell table:formula="of:=SUMIF([RefineB.$E$1:.$E$43]; CONCATENATE(TRIM([.B11]);TRIM([.$E$1])); [RefineB.$D$1:.$D$43])" office:value-type="float" office:value="1231.815063475">
            <text:p>1231.815063475</text:p>
          </table:table-cell>
          <table:table-cell table:formula="of:=SUMIF([RefineB.$E$1:.$E$43]; CONCATENATE(TRIM([.B11]);TRIM([.$F$1])); [RefineB.$D$1:.$D$43])" office:value-type="float" office:value="4.71142578125">
            <text:p>4.7114257813</text:p>
          </table:table-cell>
          <table:table-cell/>
          <table:table-cell table:style-name="ce19" table:formula="of:=CONCATENATE(&quot;{&quot;;[.B11];&quot;} &amp; &quot;;&quot;{\tablenum[table-format=4.2]{&quot;;ROUND([.D11];2);&quot;}} &amp; &quot;;&quot;{\tablenum[table-format=4.2]{&quot;;ROUND([.E11];2);&quot;}} &amp; &quot;;&quot;{\tablenum[table-format=4.2]{&quot;;ROUND([.F11];2);&quot;}} &amp; &quot;;&quot;{\tablenum[table-format=4.2]{&quot;;ROUND([.D26];2);&quot;}} &amp; &quot;;&quot;{\tablenum[table-format=4.2]{&quot;;ROUND([.E26];2);&quot;}} &amp; &quot;;&quot;{\tablenum[table-format=4.2]{&quot;;ROUND([.F26];2);&quot;}} &amp; &quot;;&quot;{\tablenum[table-format=4.2]{&quot;;ROUND([.D41];2);&quot;}} &amp; &quot;;&quot;{\tablenum[table-format=4.2]{&quot;;ROUND([.E41];2);&quot;}} &amp; &quot;;&quot;{\tablenum[table-format=4.2]{&quot;;ROUND([.F41];2);&quot;}} \\ &quot;)" office:value-type="string" office:string-value="{w10} &amp; {\tablenum[table-format=4.2]{17003.18}} &amp; {\tablenum[table-format=4.2]{1231.82}} &amp; {\tablenum[table-format=4.2]{4.71}} &amp; {\tablenum[table-format=4.2]{0}} &amp; {\tablenum[table-format=4.2]{0}} &amp; {\tablenum[table-format=4.2]{0}} &amp; {\tablenum[table-format=4.2]{0}} &amp; {\tablenum[table-format=4.2]{0}} &amp; {\tablenum[table-format=4.2]{0}} \\ ">
            <text:p>{w10} &amp; {\tablenum[table-format=4.2]{17003.18}} &amp; {\tablenum[table-format=4.2]{1231.82}} &amp; {\tablenum[table-format=4.2]{4.71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2]; LEN([.B12])-1))"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1</text:p>
          </table:table-cell>
          <table:table-cell table:formula="of:=SUMIF([RefineB.$E$1:.$E$43]; CONCATENATE(TRIM([.B12]);TRIM([.$D$1])); [RefineB.$D$1:.$D$43])" office:value-type="float" office:value="34281.1465454127">
            <text:p>34281.1465454127</text:p>
          </table:table-cell>
          <table:table-cell table:formula="of:=SUMIF([RefineB.$E$1:.$E$43]; CONCATENATE(TRIM([.B12]);TRIM([.$E$1])); [RefineB.$D$1:.$D$43])" office:value-type="float" office:value="2452.5677490225">
            <text:p>2452.5677490225</text:p>
          </table:table-cell>
          <table:table-cell table:formula="of:=SUMIF([RefineB.$E$1:.$E$43]; CONCATENATE(TRIM([.B12]);TRIM([.$F$1])); [RefineB.$D$1:.$D$43])" office:value-type="float" office:value="9.451110839845">
            <text:p>9.4511108398</text:p>
          </table:table-cell>
          <table:table-cell/>
          <table:table-cell table:style-name="ce19" table:formula="of:=CONCATENATE(&quot;{&quot;;[.B12];&quot;} &amp; &quot;;&quot;{\tablenum[table-format=4.2]{&quot;;ROUND([.D12];2);&quot;}} &amp; &quot;;&quot;{\tablenum[table-format=4.2]{&quot;;ROUND([.E12];2);&quot;}} &amp; &quot;;&quot;{\tablenum[table-format=4.2]{&quot;;ROUND([.F12];2);&quot;}} &amp; &quot;;&quot;{\tablenum[table-format=4.2]{&quot;;ROUND([.D27];2);&quot;}} &amp; &quot;;&quot;{\tablenum[table-format=4.2]{&quot;;ROUND([.E27];2);&quot;}} &amp; &quot;;&quot;{\tablenum[table-format=4.2]{&quot;;ROUND([.F27];2);&quot;}} &amp; &quot;;&quot;{\tablenum[table-format=4.2]{&quot;;ROUND([.D42];2);&quot;}} &amp; &quot;;&quot;{\tablenum[table-format=4.2]{&quot;;ROUND([.E42];2);&quot;}} &amp; &quot;;&quot;{\tablenum[table-format=4.2]{&quot;;ROUND([.F42];2);&quot;}} \\ &quot;)" office:value-type="string" office:string-value="{w11} &amp; {\tablenum[table-format=4.2]{34281.15}} &amp; {\tablenum[table-format=4.2]{2452.57}} &amp; {\tablenum[table-format=4.2]{9.45}} &amp; {\tablenum[table-format=4.2]{0}} &amp; {\tablenum[table-format=4.2]{0}} &amp; {\tablenum[table-format=4.2]{0}} &amp; {\tablenum[table-format=4.2]{0}} &amp; {\tablenum[table-format=4.2]{0}} &amp; {\tablenum[table-format=4.2]{0}} \\ ">
            <text:p>{w11} &amp; {\tablenum[table-format=4.2]{34281.15}} &amp; {\tablenum[table-format=4.2]{2452.57}} &amp; {\tablenum[table-format=4.2]{9.45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3]; LEN([.B13])-1))"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1</text:p>
          </table:table-cell>
          <table:table-cell table:formula="of:=SUMIF([RefineB.$E$1:.$E$43]; CONCATENATE(TRIM([.B13]);TRIM([.$D$1])); [RefineB.$D$1:.$D$43])" office:value-type="float" office:value="73833.7446289078">
            <text:p>73833.7446289078</text:p>
          </table:table-cell>
          <table:table-cell table:formula="of:=SUMIF([RefineB.$E$1:.$E$43]; CONCATENATE(TRIM([.B13]);TRIM([.$E$1])); [RefineB.$D$1:.$D$43])" office:value-type="float" office:value="4907.5612182625">
            <text:p>4907.5612182625</text:p>
          </table:table-cell>
          <table:table-cell table:formula="of:=SUMIF([RefineB.$E$1:.$E$43]; CONCATENATE(TRIM([.B13]);TRIM([.$F$1])); [RefineB.$D$1:.$D$43])" office:value-type="float" office:value="19.1248779297">
            <text:p>19.1248779297</text:p>
          </table:table-cell>
          <table:table-cell/>
          <table:table-cell table:style-name="ce19" table:formula="of:=CONCATENATE(&quot;{&quot;;[.B13];&quot;} &amp; &quot;;&quot;{\tablenum[table-format=4.2]{&quot;;ROUND([.D13];2);&quot;}} &amp; &quot;;&quot;{\tablenum[table-format=4.2]{&quot;;ROUND([.E13];2);&quot;}} &amp; &quot;;&quot;{\tablenum[table-format=4.2]{&quot;;ROUND([.F13];2);&quot;}} &amp; &quot;;&quot;{\tablenum[table-format=4.2]{&quot;;ROUND([.D28];2);&quot;}} &amp; &quot;;&quot;{\tablenum[table-format=4.2]{&quot;;ROUND([.E28];2);&quot;}} &amp; &quot;;&quot;{\tablenum[table-format=4.2]{&quot;;ROUND([.F28];2);&quot;}} &amp; &quot;;&quot;{\tablenum[table-format=4.2]{&quot;;ROUND([.D43];2);&quot;}} &amp; &quot;;&quot;{\tablenum[table-format=4.2]{&quot;;ROUND([.E43];2);&quot;}} &amp; &quot;;&quot;{\tablenum[table-format=4.2]{&quot;;ROUND([.F43];2);&quot;}} \\ &quot;)" office:value-type="string" office:string-value="{w12} &amp; {\tablenum[table-format=4.2]{73833.74}} &amp; {\tablenum[table-format=4.2]{4907.56}} &amp; {\tablenum[table-format=4.2]{19.12}} &amp; {\tablenum[table-format=4.2]{0}} &amp; {\tablenum[table-format=4.2]{0}} &amp; {\tablenum[table-format=4.2]{0}} &amp; {\tablenum[table-format=4.2]{0}} &amp; {\tablenum[table-format=4.2]{0}} &amp; {\tablenum[table-format=4.2]{0}} \\ ">
            <text:p>{w12} &amp; {\tablenum[table-format=4.2]{73833.74}} &amp; {\tablenum[table-format=4.2]{4907.56}} &amp; {\tablenum[table-format=4.2]{19.12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4]; LEN([.B14])-1))"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1</text:p>
          </table:table-cell>
          <table:table-cell table:formula="of:=SUMIF([RefineB.$E$1:.$E$43]; CONCATENATE(TRIM([.B14]);TRIM([.$D$1])); [RefineB.$D$1:.$D$43])" office:value-type="float" office:value="138491.489135638">
            <text:p>138491.489135638</text:p>
          </table:table-cell>
          <table:table-cell table:formula="of:=SUMIF([RefineB.$E$1:.$E$43]; CONCATENATE(TRIM([.B14]);TRIM([.$E$1])); [RefineB.$D$1:.$D$43])" office:value-type="float" office:value="9922.3671264675">
            <text:p>9922.3671264675</text:p>
          </table:table-cell>
          <table:table-cell table:formula="of:=SUMIF([RefineB.$E$1:.$E$43]; CONCATENATE(TRIM([.B14]);TRIM([.$F$1])); [RefineB.$D$1:.$D$43])" office:value-type="float" office:value="38.062316894525">
            <text:p>38.0623168945</text:p>
          </table:table-cell>
          <table:table-cell/>
          <table:table-cell table:style-name="ce19" table:formula="of:=CONCATENATE(&quot;{&quot;;[.B14];&quot;} &amp; &quot;;&quot;{\tablenum[table-format=4.2]{&quot;;ROUND([.D14];2);&quot;}} &amp; &quot;;&quot;{\tablenum[table-format=4.2]{&quot;;ROUND([.E14];2);&quot;}} &amp; &quot;;&quot;{\tablenum[table-format=4.2]{&quot;;ROUND([.F14];2);&quot;}} &amp; &quot;;&quot;{\tablenum[table-format=4.2]{&quot;;ROUND([.D29];2);&quot;}} &amp; &quot;;&quot;{\tablenum[table-format=4.2]{&quot;;ROUND([.E29];2);&quot;}} &amp; &quot;;&quot;{\tablenum[table-format=4.2]{&quot;;ROUND([.F29];2);&quot;}} &amp; &quot;;&quot;{\tablenum[table-format=4.2]{&quot;;ROUND([.D44];2);&quot;}} &amp; &quot;;&quot;{\tablenum[table-format=4.2]{&quot;;ROUND([.E44];2);&quot;}} &amp; &quot;;&quot;{\tablenum[table-format=4.2]{&quot;;ROUND([.F44];2);&quot;}} \\ &quot;)" office:value-type="string" office:string-value="{w13} &amp; {\tablenum[table-format=4.2]{138491.49}} &amp; {\tablenum[table-format=4.2]{9922.37}} &amp; {\tablenum[table-format=4.2]{38.06}} &amp; {\tablenum[table-format=4.2]{0}} &amp; {\tablenum[table-format=4.2]{0}} &amp; {\tablenum[table-format=4.2]{0}} &amp; {\tablenum[table-format=4.2]{0}} &amp; {\tablenum[table-format=4.2]{0}} &amp; {\tablenum[table-format=4.2]{0}} \\ ">
            <text:p>{w13} &amp; {\tablenum[table-format=4.2]{138491.49}} &amp; {\tablenum[table-format=4.2]{9922.37}} &amp; {\tablenum[table-format=4.2]{38.06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5]; LEN([.B15])-1))"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1</text:p>
          </table:table-cell>
          <table:table-cell table:formula="of:=SUMIF([RefineB.$E$1:.$E$43]; CONCATENATE(TRIM([.B15]);TRIM([.$D$1])); [RefineB.$D$1:.$D$43])" office:value-type="float" office:value="7468307.29142373">
            <text:p>7468307.29142373</text:p>
          </table:table-cell>
          <table:table-cell table:formula="of:=SUMIF([RefineB.$E$1:.$E$43]; CONCATENATE(TRIM([.B15]);TRIM([.$E$1])); [RefineB.$D$1:.$D$43])" office:value-type="float" office:value="37840.1127929667">
            <text:p>37840.1127929667</text:p>
          </table:table-cell>
          <table:table-cell table:formula="of:=SUMIF([RefineB.$E$1:.$E$43]; CONCATENATE(TRIM([.B15]);TRIM([.$F$1])); [RefineB.$D$1:.$D$43])" office:value-type="float" office:value="142.476806640667">
            <text:p>142.4768066407</text:p>
          </table:table-cell>
          <table:table-cell/>
          <table:table-cell table:style-name="ce19" table:formula="of:=CONCATENATE(&quot;{&quot;;[.B15];&quot;} &amp; &quot;;&quot;{\tablenum[table-format=4.2]{&quot;;ROUND([.D15];2);&quot;}} &amp; &quot;;&quot;{\tablenum[table-format=4.2]{&quot;;ROUND([.E15];2);&quot;}} &amp; &quot;;&quot;{\tablenum[table-format=4.2]{&quot;;ROUND([.F15];2);&quot;}} &amp; &quot;;&quot;{\tablenum[table-format=4.2]{&quot;;ROUND([.D30];2);&quot;}} &amp; &quot;;&quot;{\tablenum[table-format=4.2]{&quot;;ROUND([.E30];2);&quot;}} &amp; &quot;;&quot;{\tablenum[table-format=4.2]{&quot;;ROUND([.F30];2);&quot;}} &amp; &quot;;&quot;{\tablenum[table-format=4.2]{&quot;;ROUND([.D45];2);&quot;}} &amp; &quot;;&quot;{\tablenum[table-format=4.2]{&quot;;ROUND([.E45];2);&quot;}} &amp; &quot;;&quot;{\tablenum[table-format=4.2]{&quot;;ROUND([.F45];2);&quot;}} \\ &quot;)" office:value-type="string" office:string-value="{w14} &amp; {\tablenum[table-format=4.2]{7468307.29}} &amp; {\tablenum[table-format=4.2]{37840.11}} &amp; {\tablenum[table-format=4.2]{142.48}} &amp; {\tablenum[table-format=4.2]{0}} &amp; {\tablenum[table-format=4.2]{0}} &amp; {\tablenum[table-format=4.2]{0}} &amp; {\tablenum[table-format=4.2]{0}} &amp; {\tablenum[table-format=4.2]{0}} &amp; {\tablenum[table-format=4.2]{0}} \\ ">
            <text:p>{w14} &amp; {\tablenum[table-format=4.2]{7468307.29}} &amp; {\tablenum[table-format=4.2]{37840.11}} &amp; {\tablenum[table-format=4.2]{142.48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table:formula="of:=VALUE(RIGHT([.B16]; LEN([.B16])-1))"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1</text:p>
          </table:table-cell>
          <table:table-cell table:formula="of:=SUMIF([RefineB.$E$1:.$E$43]; CONCATENATE(TRIM([.B16]);TRIM([.$D$1])); [RefineB.$D$1:.$D$43])" office:value-type="float" office:value="0">
            <text:p>0</text:p>
          </table:table-cell>
          <table:table-cell table:formula="of:=SUMIF([RefineB.$E$1:.$E$43]; CONCATENATE(TRIM([.B16]);TRIM([.$E$1])); [RefineB.$D$1:.$D$43])" office:value-type="float" office:value="0">
            <text:p>0</text:p>
          </table:table-cell>
          <table:table-cell table:formula="of:=SUMIF([RefineB.$E$1:.$E$43]; CONCATENATE(TRIM([.B16]);TRIM([.$F$1])); [RefineB.$D$1:.$D$43])" office:value-type="float" office:value="0">
            <text:p>0</text:p>
          </table:table-cell>
          <table:table-cell/>
          <table:table-cell table:style-name="ce19" table:formula="of:=CONCATENATE(&quot;{&quot;;[.B16];&quot;} &amp; &quot;;&quot;{\tablenum[table-format=4.2]{&quot;;ROUND([.D16];2);&quot;}} &amp; &quot;;&quot;{\tablenum[table-format=4.2]{&quot;;ROUND([.E16];2);&quot;}} &amp; &quot;;&quot;{\tablenum[table-format=4.2]{&quot;;ROUND([.F16];2);&quot;}} &amp; &quot;;&quot;{\tablenum[table-format=4.2]{&quot;;ROUND([.D31];2);&quot;}} &amp; &quot;;&quot;{\tablenum[table-format=4.2]{&quot;;ROUND([.E31];2);&quot;}} &amp; &quot;;&quot;{\tablenum[table-format=4.2]{&quot;;ROUND([.F31];2);&quot;}} &amp; &quot;;&quot;{\tablenum[table-format=4.2]{&quot;;ROUND([.D46];2);&quot;}} &amp; &quot;;&quot;{\tablenum[table-format=4.2]{&quot;;ROUND([.E46];2);&quot;}} &amp; &quot;;&quot;{\tablenum[table-format=4.2]{&quot;;ROUND([.F46];2);&quot;}} \\ &quot;)" office:value-type="string" office:string-value="{w15} &amp; {\tablenum[table-format=4.2]{0}} &amp; {\tablenum[table-format=4.2]{0}} &amp; {\tablenum[table-format=4.2]{0}} &amp; {\tablenum[table-format=4.2]{0}} &amp; {\tablenum[table-format=4.2]{0}} &amp; {\tablenum[table-format=4.2]{0}} &amp; {\tablenum[table-format=4.2]{0}} &amp; {\tablenum[table-format=4.2]{0}} &amp; {\tablenum[table-format=4.2]{0}} \\ ">
            <text:p>{w15} &amp; {\tablenum[table-format=4.2]{0}} &amp; {\tablenum[table-format=4.2]{0}} &amp; {\tablenum[table-format=4.2]{0}} &amp; {\tablenum[table-format=4.2]{0}} &amp; {\tablenum[table-format=4.2]{0}} &amp; {\tablenum[table-format=4.2]{0}} &amp; {\tablenum[table-format=4.2]{0}} &amp; {\tablenum[table-format=4.2]{0}} &amp; {\tablenum[table-format=4.2]{0}} \\ 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2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w2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w3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w4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5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6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7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w8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w9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w10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w11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w12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w13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w14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w15</text:p>
          </table:table-cell>
          <table:table-cell office:value-type="string">
            <text:p>h3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'Raw Input'.A1:'Raw Input'.H70" table:display-filter-buttons="true">
          <table:filter>
            <table:filter-and>
              <table:filter-condition table:field-number="3" table:value="l5" table:operator="=">
                <table:filter-set-item table:value="l5"/>
                <table:filter-set-item table:value="l2"/>
                <table:filter-set-item table:value="l3"/>
                <table:filter-set-item table:value="l4"/>
              </table:filter-condition>
            </table:filter-and>
          </table:filter>
        </table:database-range>
        <table:database-range table:name="__Anonymous_Sheet_DB__3" table:target-range-address="RefineB.A1:RefineB.E43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_RefineA_1'.A3:'Pivot Table_RefineA_1'.C46" table:buttons="'Pivot Table_RefineA_1'.A4 'Pivot Table_RefineA_1'.B4 'Pivot Table_RefineA_1'.C3" table:grand-total="none" table:show-filter-button="false" table:drill-down-on-double-click="false">
          <table:source-cell-range table:cell-range-address="RefineA.A1:RefineA.I56"/>
          <table:data-pilot-field table:source-field-name="Structure" table:orientation="column" table:used-hierarchy="0" table:function="auto">
            <table:data-pilot-level table:show-empty="false">
              <table:data-pilot-members>
                <table:data-pilot-member table:name="h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raversal" table:orientation="data" table:used-hierarchy="0" table:function="average">
            <table:data-pilot-level table:show-empty="false">
              <table:data-pilot-members>
                <table:data-pilot-member table:name="33.9995117187" table:display="true" table:show-details="true"/>
                <table:data-pilot-member table:name="34.0461425782" table:display="true" table:show-details="true"/>
                <table:data-pilot-member table:name="34.0739746094" table:display="true" table:show-details="true"/>
                <table:data-pilot-member table:name="34.166015625" table:display="true" table:show-details="true"/>
                <table:data-pilot-member table:name="61.6357421875" table:display="true" table:show-details="true"/>
                <table:data-pilot-member table:name="61.736328125" table:display="true" table:show-details="true"/>
                <table:data-pilot-member table:name="61.9704589844" table:display="true" table:show-details="true"/>
                <table:data-pilot-member table:name="62.0334472656" table:display="true" table:show-details="true"/>
                <table:data-pilot-member table:name="138.8122558595" table:display="true" table:show-details="true"/>
                <table:data-pilot-member table:name="139.4143066401" table:display="true" table:show-details="true"/>
                <table:data-pilot-member table:name="139.7773437497" table:display="true" table:show-details="true"/>
                <table:data-pilot-member table:name="139.7934570312" table:display="true" table:show-details="true"/>
                <table:data-pilot-member table:name="262.7114257815" table:display="true" table:show-details="true"/>
                <table:data-pilot-member table:name="262.9970703127" table:display="true" table:show-details="true"/>
                <table:data-pilot-member table:name="264.2067871098" table:display="true" table:show-details="true"/>
                <table:data-pilot-member table:name="264.3466796876" table:display="true" table:show-details="true"/>
                <table:data-pilot-member table:name="539.8166503911" table:display="true" table:show-details="true"/>
                <table:data-pilot-member table:name="540.3728027347" table:display="true" table:show-details="true"/>
                <table:data-pilot-member table:name="540.7521972652" table:display="true" table:show-details="true"/>
                <table:data-pilot-member table:name="543.1093749998" table:display="true" table:show-details="true"/>
                <table:data-pilot-member table:name="1068.7880859344" table:display="true" table:show-details="true"/>
                <table:data-pilot-member table:name="1070.0844726613" table:display="true" table:show-details="true"/>
                <table:data-pilot-member table:name="1071.6928710944" table:display="true" table:show-details="true"/>
                <table:data-pilot-member table:name="1072.0415039094" table:display="true" table:show-details="true"/>
                <table:data-pilot-member table:name="2092.8435058593" table:display="true" table:show-details="true"/>
                <table:data-pilot-member table:name="2095.1279296914" table:display="true" table:show-details="true"/>
                <table:data-pilot-member table:name="2096.2924804728" table:display="true" table:show-details="true"/>
                <table:data-pilot-member table:name="2099.400634762" table:display="true" table:show-details="true"/>
                <table:data-pilot-member table:name="4241.1093749965" table:display="true" table:show-details="true"/>
                <table:data-pilot-member table:name="4241.3886718746" table:display="true" table:show-details="true"/>
                <table:data-pilot-member table:name="4248.7465820353" table:display="true" table:show-details="true"/>
                <table:data-pilot-member table:name="4249.0854492229" table:display="true" table:show-details="true"/>
                <table:data-pilot-member table:name="8367.3891601539" table:display="true" table:show-details="true"/>
                <table:data-pilot-member table:name="8376.9704589896" table:display="true" table:show-details="true"/>
                <table:data-pilot-member table:name="8421.3994140598" table:display="true" table:show-details="true"/>
                <table:data-pilot-member table:name="8443.2617187488" table:display="true" table:show-details="true"/>
                <table:data-pilot-member table:name="16933.8229980644" table:display="true" table:show-details="true"/>
                <table:data-pilot-member table:name="16974.1572265594" table:display="true" table:show-details="true"/>
                <table:data-pilot-member table:name="17025.3012695531" table:display="true" table:show-details="true"/>
                <table:data-pilot-member table:name="17079.4479980981" table:display="true" table:show-details="true"/>
                <table:data-pilot-member table:name="34011.5231933106" table:display="true" table:show-details="true"/>
                <table:data-pilot-member table:name="34088.0993652613" table:display="true" table:show-details="true"/>
                <table:data-pilot-member table:name="34460.4338379075" table:display="true" table:show-details="true"/>
                <table:data-pilot-member table:name="34564.5297851713" table:display="true" table:show-details="true"/>
                <table:data-pilot-member table:name="67817.010986315" table:display="true" table:show-details="true"/>
                <table:data-pilot-member table:name="68461.4729004419" table:display="true" table:show-details="true"/>
                <table:data-pilot-member table:name="71151.0944823981" table:display="true" table:show-details="true"/>
                <table:data-pilot-member table:name="87905.4001464762" table:display="true" table:show-details="true"/>
                <table:data-pilot-member table:name="136325.544189606" table:display="true" table:show-details="true"/>
                <table:data-pilot-member table:name="136400.231933402" table:display="true" table:show-details="true"/>
                <table:data-pilot-member table:name="136556.024901984" table:display="true" table:show-details="true"/>
                <table:data-pilot-member table:name="144684.155517561" table:display="true" table:show-details="true"/>
                <table:data-pilot-member table:name="7445429.99219097" table:display="true" table:show-details="true"/>
                <table:data-pilot-member table:name="7462513.04443109" table:display="true" table:show-details="true"/>
                <table:data-pilot-member table:name="7496978.837649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rsing" table:orientation="data" table:used-hierarchy="0" table:function="average">
            <table:data-pilot-level table:show-empty="false">
              <table:data-pilot-members>
                <table:data-pilot-member table:name="2.3452148438" table:display="true" table:show-details="true"/>
                <table:data-pilot-member table:name="2.3601074219" table:display="true" table:show-details="true"/>
                <table:data-pilot-member table:name="2.3669433594" table:display="true" table:show-details="true"/>
                <table:data-pilot-member table:name="2.3671875" table:display="true" table:show-details="true"/>
                <table:data-pilot-member table:name="3.6245117188" table:display="true" table:show-details="true"/>
                <table:data-pilot-member table:name="3.6394042969" table:display="true" table:show-details="true"/>
                <table:data-pilot-member table:name="3.6418457031" table:display="true" table:show-details="true"/>
                <table:data-pilot-member table:name="3.6984863281" table:display="true" table:show-details="true"/>
                <table:data-pilot-member table:name="10.7077636719" table:display="true" table:show-details="true"/>
                <table:data-pilot-member table:name="10.7282714844" table:display="true" table:show-details="true"/>
                <table:data-pilot-member table:name="10.7495117188" table:display="true" table:show-details="true"/>
                <table:data-pilot-member table:name="10.8112792969" table:display="true" table:show-details="true"/>
                <table:data-pilot-member table:name="18.7082519531" table:display="true" table:show-details="true"/>
                <table:data-pilot-member table:name="18.8527832031" table:display="true" table:show-details="true"/>
                <table:data-pilot-member table:name="18.8640136719" table:display="true" table:show-details="true"/>
                <table:data-pilot-member table:name="18.9418945312" table:display="true" table:show-details="true"/>
                <table:data-pilot-member table:name="40.0673828125" table:display="true" table:show-details="true"/>
                <table:data-pilot-member table:name="40.1516113281" table:display="true" table:show-details="true"/>
                <table:data-pilot-member table:name="40.1921386719" table:display="true" table:show-details="true"/>
                <table:data-pilot-member table:name="40.4516601562" table:display="true" table:show-details="true"/>
                <table:data-pilot-member table:name="78.9709472656" table:display="true" table:show-details="true"/>
                <table:data-pilot-member table:name="79.015625" table:display="true" table:show-details="true"/>
                <table:data-pilot-member table:name="79.2177734375" table:display="true" table:show-details="true"/>
                <table:data-pilot-member table:name="79.4870605469" table:display="true" table:show-details="true"/>
                <table:data-pilot-member table:name="147.329345703" table:display="true" table:show-details="true"/>
                <table:data-pilot-member table:name="147.543701172" table:display="true" table:show-details="true"/>
                <table:data-pilot-member table:name="147.947509766" table:display="true" table:show-details="true"/>
                <table:data-pilot-member table:name="148.180908203" table:display="true" table:show-details="true"/>
                <table:data-pilot-member table:name="305.633056641" table:display="true" table:show-details="true"/>
                <table:data-pilot-member table:name="306.195800781" table:display="true" table:show-details="true"/>
                <table:data-pilot-member table:name="306.521240234" table:display="true" table:show-details="true"/>
                <table:data-pilot-member table:name="307.349853516" table:display="true" table:show-details="true"/>
                <table:data-pilot-member table:name="593.684814453" table:display="true" table:show-details="true"/>
                <table:data-pilot-member table:name="596.287597656" table:display="true" table:show-details="true"/>
                <table:data-pilot-member table:name="598.214355469" table:display="true" table:show-details="true"/>
                <table:data-pilot-member table:name="598.521484375" table:display="true" table:show-details="true"/>
                <table:data-pilot-member table:name="1227.09716797" table:display="true" table:show-details="true"/>
                <table:data-pilot-member table:name="1230.1418457" table:display="true" table:show-details="true"/>
                <table:data-pilot-member table:name="1230.94140625" table:display="true" table:show-details="true"/>
                <table:data-pilot-member table:name="1239.07983398" table:display="true" table:show-details="true"/>
                <table:data-pilot-member table:name="2438.44335938" table:display="true" table:show-details="true"/>
                <table:data-pilot-member table:name="2451.12573242" table:display="true" table:show-details="true"/>
                <table:data-pilot-member table:name="2459.88061523" table:display="true" table:show-details="true"/>
                <table:data-pilot-member table:name="2460.82128906" table:display="true" table:show-details="true"/>
                <table:data-pilot-member table:name="4894.34741211" table:display="true" table:show-details="true"/>
                <table:data-pilot-member table:name="4902.01879883" table:display="true" table:show-details="true"/>
                <table:data-pilot-member table:name="4916.81298828" table:display="true" table:show-details="true"/>
                <table:data-pilot-member table:name="4917.06567383" table:display="true" table:show-details="true"/>
                <table:data-pilot-member table:name="9886.18994141" table:display="true" table:show-details="true"/>
                <table:data-pilot-member table:name="9894.38110352" table:display="true" table:show-details="true"/>
                <table:data-pilot-member table:name="9946.12866211" table:display="true" table:show-details="true"/>
                <table:data-pilot-member table:name="9962.76879883" table:display="true" table:show-details="true"/>
                <table:data-pilot-member table:name="37045.0354004" table:display="true" table:show-details="true"/>
                <table:data-pilot-member table:name="38133.3703613" table:display="true" table:show-details="true"/>
                <table:data-pilot-member table:name="38341.932617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Xpath" table:orientation="data" table:used-hierarchy="0" table:function="average">
            <table:data-pilot-level table:show-empty="false">
              <table:data-pilot-members>
                <table:data-pilot-member table:name="0.0061035156" table:display="true" table:show-details="true"/>
                <table:data-pilot-member table:name="0.0085449219" table:display="true" table:show-details="true"/>
                <table:data-pilot-member table:name="0.0104980469" table:display="true" table:show-details="true"/>
                <table:data-pilot-member table:name="0.0109863281" table:display="true" table:show-details="true"/>
                <table:data-pilot-member table:name="0.0129394531" table:display="true" table:show-details="true"/>
                <table:data-pilot-member table:name="0.0151367188" table:display="true" table:show-details="true"/>
                <table:data-pilot-member table:name="0.0173339844" table:display="true" table:show-details="true"/>
                <table:data-pilot-member table:name="0.0180664063" table:display="true" table:show-details="true"/>
                <table:data-pilot-member table:name="0.0383300781" table:display="true" table:show-details="true"/>
                <table:data-pilot-member table:name="0.0390625" table:display="true" table:show-details="true"/>
                <table:data-pilot-member table:name="0.04296875" table:display="true" table:show-details="true"/>
                <table:data-pilot-member table:name="0.0485839844" table:display="true" table:show-details="true"/>
                <table:data-pilot-member table:name="0.068359375" table:display="true" table:show-details="true"/>
                <table:data-pilot-member table:name="0.0708007813" table:display="true" table:show-details="true"/>
                <table:data-pilot-member table:name="0.0732421875" table:display="true" table:show-details="true"/>
                <table:data-pilot-member table:name="0.0837402344" table:display="true" table:show-details="true"/>
                <table:data-pilot-member table:name="0.1440429688" table:display="true" table:show-details="true"/>
                <table:data-pilot-member table:name="0.1618652344" table:display="true" table:show-details="true"/>
                <table:data-pilot-member table:name="0.169921875" table:display="true" table:show-details="true"/>
                <table:data-pilot-member table:name="0.2729492188" table:display="true" table:show-details="true"/>
                <table:data-pilot-member table:name="0.2983398438" table:display="true" table:show-details="true"/>
                <table:data-pilot-member table:name="0.3046875" table:display="true" table:show-details="true"/>
                <table:data-pilot-member table:name="0.3195800781" table:display="true" table:show-details="true"/>
                <table:data-pilot-member table:name="0.5568847656" table:display="true" table:show-details="true"/>
                <table:data-pilot-member table:name="0.560546875" table:display="true" table:show-details="true"/>
                <table:data-pilot-member table:name="0.6020507813" table:display="true" table:show-details="true"/>
                <table:data-pilot-member table:name="0.6166992188" table:display="true" table:show-details="true"/>
                <table:data-pilot-member table:name="1.1691894531" table:display="true" table:show-details="true"/>
                <table:data-pilot-member table:name="1.2104492188" table:display="true" table:show-details="true"/>
                <table:data-pilot-member table:name="1.2282714844" table:display="true" table:show-details="true"/>
                <table:data-pilot-member table:name="1.2587890625" table:display="true" table:show-details="true"/>
                <table:data-pilot-member table:name="2.2192382813" table:display="true" table:show-details="true"/>
                <table:data-pilot-member table:name="2.3649902344" table:display="true" table:show-details="true"/>
                <table:data-pilot-member table:name="2.3657226563" table:display="true" table:show-details="true"/>
                <table:data-pilot-member table:name="2.4270019531" table:display="true" table:show-details="true"/>
                <table:data-pilot-member table:name="4.6115722656" table:display="true" table:show-details="true"/>
                <table:data-pilot-member table:name="4.6667480469" table:display="true" table:show-details="true"/>
                <table:data-pilot-member table:name="4.7541503906" table:display="true" table:show-details="true"/>
                <table:data-pilot-member table:name="4.8132324219" table:display="true" table:show-details="true"/>
                <table:data-pilot-member table:name="9.3588867188" table:display="true" table:show-details="true"/>
                <table:data-pilot-member table:name="9.4384765625" table:display="true" table:show-details="true"/>
                <table:data-pilot-member table:name="9.4802246094" table:display="true" table:show-details="true"/>
                <table:data-pilot-member table:name="9.5268554688" table:display="true" table:show-details="true"/>
                <table:data-pilot-member table:name="18.435546875" table:display="true" table:show-details="true"/>
                <table:data-pilot-member table:name="19.0852050781" table:display="true" table:show-details="true"/>
                <table:data-pilot-member table:name="19.2553710938" table:display="true" table:show-details="true"/>
                <table:data-pilot-member table:name="19.7233886719" table:display="true" table:show-details="true"/>
                <table:data-pilot-member table:name="37.5539550781" table:display="true" table:show-details="true"/>
                <table:data-pilot-member table:name="37.7133789062" table:display="true" table:show-details="true"/>
                <table:data-pilot-member table:name="38.4860839844" table:display="true" table:show-details="true"/>
                <table:data-pilot-member table:name="38.4958496094" table:display="true" table:show-details="true"/>
                <table:data-pilot-member table:name="138.763427734" table:display="true" table:show-details="true"/>
                <table:data-pilot-member table:name="144.332763672" table:display="true" table:show-details="true"/>
                <table:data-pilot-member table:name="144.334228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1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6T15:30:08</dc:date>
    <dc:creator>Lighton Phiri</dc:creator>
    <meta:generator>LibreOffice/3.5$Linux_x86 LibreOffice_project/350m1$Build-2</meta:generator>
    <meta:editing-duration>PT58M40S</meta:editing-duration>
    <meta:editing-cycles>28</meta:editing-cycles>
    <meta:document-statistic meta:table-count="5" meta:cell-count="1672" meta:object-count="0"/>
  </office:meta>
</office:document-meta>
</file>